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unctuation-wrap="hanging" style:text-autospace="ideograph-alpha" style:vertical-align="auto"/>
      <style:text-properties fo:hyphenate="tru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5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0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1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14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1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51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521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52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2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5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5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7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8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0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1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3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3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6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6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9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9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72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7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72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7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90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1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93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9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93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9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9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0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0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1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2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3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388" style:parent-style-name="Normal" style:family="paragraph">
      <style:paragraph-properties style:punctuation-wrap="hanging" style:text-autospace="ideograph-alpha" style:vertical-align="auto" fo:margin-left="1.5in" fo:text-indent="0.5in">
        <style:tab-stops/>
      </style:paragraph-properties>
      <style:text-properties fo:hyphenate="true"/>
    </style:style>
    <style:style style:name="T13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39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3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42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2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45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5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148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4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48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1511" style:parent-style-name="Normal" style:family="paragraph">
      <style:paragraph-properties style:punctuation-wrap="hanging" style:text-autospace="ideograph-alpha" style:vertical-align="auto" fo:margin-left="1in" fo:text-indent="0.5in">
        <style:tab-stops/>
      </style:paragraph-properties>
      <style:text-properties fo:hyphenate="true"/>
    </style:style>
    <style:style style:name="T15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151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5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6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7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7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8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19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9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0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0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2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2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3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3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4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4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5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5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6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7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7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5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8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9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29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01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303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3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4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068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7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09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09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12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12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1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15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315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8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318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1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1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8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1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2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2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2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2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211" style:parent-style-name="DefaultParagraphFont" style:family="text">
      <style:text-properties fo:color="#000000" style:letter-kerning="false" fo:font-size="13.5pt" style:font-size-asian="13.5pt" style:font-size-complex="13.5pt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App downloadable from Android Market</text:span><text:span text:style-name="T11"><text:line-break/></text:span><text:span text:style-name="T12">1.02</text:span><text:span text:style-name="T13"><text:tab/></text:span><text:span text:style-name="T14"><text:tab/></text:span><text:span text:style-name="T15"><text:tab/>App install file working properly<text:s/></text:span><text:span text:style-name="T16"><text:line-break/></text:span><text:span text:style-name="T17">1.03</text:span><text:span text:style-name="T18"><text:tab/></text:span><text:span text:style-name="T19"><text:tab/></text:span><text:span text:style-name="T20"><text:tab/>App uploaded under</text:span><text:span text:style-name="T21"><text:s/>correct name</text:span><text:span text:style-name="T22"><text:line-break/></text:span><text:span text:style-name="T23">1.04</text:span><text:span text:style-name="T24"><text:tab/></text:span><text:span text:style-name="T25"><text:tab/></text:span><text:span text:style-name="T26"><text:tab/>Correct description of the program at Android Market</text:span><text:span text:style-name="T27"><text:line-break/></text:span><text:span text:style-name="T28">1.05</text:span><text:span text:style-name="T29"><text:tab/></text:span><text:span text:style-name="T30"><text:tab/></text:span><text:span text:style-name="T31"><text:tab/>Confirmation message provided if installation succeeds</text:span><text:span text:style-name="T32"><text:line-break/></text:span><text:span text:style-name="T33">1.06</text:span><text:span text:style-name="T34"><text:tab/></text:span><text:span text:style-name="T35"><text:tab/></text:span><text:span text:style-name="T36"><text:tab/>Message provided when something goes wrong during installation.<text:s/></text:span><text:span text:style-name="T37"><text:tab/></text:span><text:span text:style-name="T38"><text:line-break/></text:span><text:span text:style-name="T39"><text:line-break/></text:span><text:span text:style-name="T40">Start Application</text:span><text:span text:style-name="T41"><text:line-break/></text:span><text:span text:style-name="T42">2.01</text:span><text:span text:style-name="T43"><text:tab/></text:span><text:span text:style-name="T44"><text:tab/></text:span><text:span text:style-name="T45"><text:tab/>Application is starta</text:span><text:span text:style-name="T46">ble</text:span><text:span text:style-name="T47"><text:line-break/></text:span><text:span text:style-name="T48">2.02</text:span><text:span text:style-name="T49"><text:tab/></text:span><text:span text:style-name="T50"><text:tab/></text:span><text:span text:style-name="T51"><text:tab/>Application always starts on menu</text:span><text:span text:style-name="T52"><text:line-break/></text:span><text:span text:style-name="T53"><text:line-break/></text:span><text:span text:style-name="T54">Schema</text:span><text:span text:style-name="T55"><text:line-break/></text:span><text:span text:style-name="T56">3.01</text:span><text:span text:style-name="T57"><text:tab/></text:span><text:span text:style-name="T58"><text:tab/></text:span><text:span text:style-name="T59"><text:tab/>A schema is illustrated</text:span><text:span text:style-name="T60"><text:line-break/></text:span><text:span text:style-name="T61">3.02</text:span><text:span text:style-name="T62"><text:tab/></text:span><text:span text:style-name="T63"><text:tab/></text:span><text:span text:style-name="T64"><text:tab/>Days are visible</text:span><text:span text:style-name="T65"><text:line-break/></text:span><text:span text:style-name="T66">3.03</text:span><text:span text:style-name="T67"><text:tab/></text:span><text:span text:style-name="T68"><text:tab/></text:span><text:span text:style-name="T69"><text:tab/>Hours are visible from 00.00 to 23.59</text:span><text:span text:style-name="T70"><text:line-break/></text:span><text:span text:style-name="T71">3.04</text:span><text:span text:style-name="T72"><text:tab/></text:span><text:span text:style-name="T73"><text:tab/></text:span><text:span text:style-name="T74"><text:tab/>It is possible to choose to view a week</text:span><text:span text:style-name="T75"><text:line-break/></text:span><text:span text:style-name="T76">3.05</text:span><text:span text:style-name="T77"><text:tab/></text:span><text:span text:style-name="T78"><text:tab/></text:span><text:span text:style-name="T79"><text:tab/>It is possible to only choose to view a day</text:span><text:span text:style-name="T80"><text:line-break/></text:span><text:span text:style-name="T81">3.06</text:span><text:span text:style-name="T82"><text:tab/></text:span><text:span text:style-name="T83"><text:tab/></text:span><text:span text:style-name="T84"><text:tab/>Exit from schema to menu, with home button</text:span><text:span text:style-name="T85"><text:line-break/></text:span><text:span text:style-name="T86">3.07</text:span><text:span text:style-name="T87"><text:tab/></text:span><text:span text:style-name="T88"><text:tab/></text:span><text:span text:style-name="T89"><text:tab/>Exit from schema to menu, with back button</text:span><text:span text:style-name="T90"><text:line-break/></text:span><text:span text:style-name="T91">3.08</text:span><text:span text:style-name="T92"><text:tab/></text:span><text:span text:style-name="T93"><text:tab/></text:span><text:span text:style-name="T94"><text:tab/>Add a sleep style to schema</text:span><text:span text:style-name="T95"><text:line-break/></text:span><text:span text:style-name="T96">3.09</text:span><text:span text:style-name="T97"><text:tab/></text:span><text:span text:style-name="T98"><text:tab/></text:span><text:span text:style-name="T99"><text:tab/>Add appointments to schema</text:span><text:span text:style-name="T100"><text:line-break/></text:span><text:span text:style-name="T101">3.10</text:span><text:span text:style-name="T102"><text:tab/></text:span><text:span text:style-name="T103"><text:tab/></text:span><text:span text:style-name="T104"><text:tab/>Move appointment</text:span><text:span text:style-name="T105"><text:line-break/></text:span><text:span text:style-name="T106">3.11</text:span><text:span text:style-name="T107"><text:tab/></text:span><text:span text:style-name="T108"><text:tab/></text:span><text:span text:style-name="T109"><text:tab/>Delete appointment</text:span><text:span text:style-name="T110"><text:line-break/></text:span><text:span text:style-name="T111">3.12</text:span><text:span text:style-name="T112"><text:tab/></text:span><text:span text:style-name="T113"><text:tab/></text:span><text:span text:style-name="T114"><text:tab/>Move sleep element</text:span><text:span text:style-name="T115"><text:line-break/></text:span><text:span text:style-name="T116">3.13</text:span><text:span text:style-name="T117"><text:tab/></text:span><text:span text:style-name="T118"><text:tab/></text:span><text:span text:style-name="T119"><text:tab/>Move enti</text:span><text:span text:style-name="T120">re sleep group element</text:span><text:span text:style-name="T121"><text:line-break/></text:span><text:span text:style-name="T122">3.14</text:span><text:span text:style-name="T123"><text:tab/></text:span><text:span text:style-name="T124"><text:tab/></text:span><text:span text:style-name="T125"><text:tab/>Warn the user when moving a sleep cycle</text:span><text:span text:style-name="T126"><text:line-break/></text:span><text:span text:style-name="T127">3.15</text:span><text:span text:style-name="T128"><text:tab/></text:span><text:span text:style-name="T129"><text:tab/></text:span><text:span text:style-name="T130"><text:tab/>Use different colors for different appointments.</text:span><text:span text:style-name="T131"><text:line-break/></text:span><text:span text:style-name="T132">3.16<text:s/></text:span><text:span text:style-name="T133"><text:tab/></text:span><text:span text:style-name="T134"><text:tab/></text:span><text:span text:style-name="T135"><text:tab/>Add information about an appointment</text:span><text:span text:style-name="T136"><text:line-break/></text:span><text:span text:style-name="T137">3.17</text:span><text:span text:style-name="T138"><text:tab/></text:span><text:span text:style-name="T139"><text:tab/></text:span><text:span text:style-name="T140"><text:tab/>Change information about an appointment</text:span><text:span text:style-name="T141"><text:line-break/></text:span><text:span text:style-name="T142">3.18</text:span><text:span text:style-name="T143"><text:tab/></text:span><text:span text:style-name="T144"><text:tab/></text:span><text:span text:style-name="T145"><text:tab/>Delete information about an app</text:span><text:span text:style-name="T146">ointment</text:span><text:span text:style-name="T147"><text:line-break/></text:span><text:span text:style-name="T148">3.19</text:span><text:span text:style-name="T149"><text:tab/></text:span><text:span text:style-name="T150"><text:tab/></text:span><text:span text:style-name="T151"><text:tab/>There is a back button from Schema</text:span></text:p>
      <text:p text:style-name="P152"><text:span text:style-name="T153">2.20</text:span><text:span text:style-name="T154"><text:tab/></text:span><text:span text:style-name="T155"><text:tab/></text:span><text:span text:style-name="T156"><text:tab/>Schema must start at the current day</text:span><text:span text:style-name="T157"><text:line-break/></text:span><text:span text:style-name="T158"><text:line-break/></text:span><text:span text:style-name="T159">Sleep Styles</text:span><text:span text:style-name="T160"><text:line-break/></text:span><text:span text:style-name="T161"><text:line-break/></text:span><text:span text:style-name="T162">4.01</text:span><text:span text:style-name="T163"><text:tab/></text:span><text:span text:style-name="T164"><text:tab/></text:span><text:span text:style-name="T165"><text:tab/>Sleep style is illustrated on the schema</text:span><text:span text:style-name="T166"><text:line-break/></text:span><text:span text:style-name="T167">4.02</text:span><text:span text:style-name="T168"><text:tab/></text:span><text:span text:style-name="T169"><text:tab/></text:span><text:span text:style-name="T170"><text:tab/>The sleep style is illustrated in black color</text:span><text:span text:style-name="T171"><text:line-break/></text:span><text:span text:style-name="T172">4.03</text:span><text:span text:style-name="T173"><text:tab/></text:span><text:span text:style-name="T174"><text:tab/></text:span><text:span text:style-name="T175"><text:tab/>Each sleep element has a start time</text:span><text:span text:style-name="T176"><text:line-break/></text:span><text:span text:style-name="T177">4.04</text:span><text:span text:style-name="T178"><text:tab/></text:span><text:span text:style-name="T179"><text:tab/></text:span><text:span text:style-name="T180"><text:tab/>Each sleep element has a stop time</text:span><text:span text:style-name="T181"><text:line-break/></text:span><text:span text:style-name="T182">4.05</text:span><text:span text:style-name="T183"><text:tab/></text:span><text:span text:style-name="T184"><text:tab/></text:span><text:span text:style-name="T185"><text:tab/>The sleep elements should be a layer on the schema</text:span><text:span text:style-name="T186"><text:line-break/></text:span><text:span text:style-name="T187">4.06</text:span><text:span text:style-name="T188"><text:tab/></text:span><text:span text:style-name="T189"><text:tab/></text:span><text:span text:style-name="T190"><text:tab/>The sleep elements should be able to be hidden from the schema, with on/off function</text:span><text:span text:style-name="T191"><text:line-break/></text:span><text:span text:style-name="T192"><text:line-break/></text:span><text:span text:style-name="T193">Alarm</text:span><text:span text:style-name="T194"><text:line-break/></text:span><text:span text:style-name="T195">5.01</text:span><text:span text:style-name="T196"><text:tab/></text:span><text:span text:style-name="T197"><text:tab/></text:span><text:span text:style-name="T198"><text:tab/>The program should include an Alarm function</text:span><text:span text:style-name="T199"><text:line-break/></text:span><text:span text:style-name="T200">5.02</text:span><text:span text:style-name="T201"><text:tab/></text:span><text:span text:style-name="T202"><text:tab/></text:span><text:span text:style-name="T203"><text:tab/>Automatically create an Alarm to awaken the<text:s/></text:span><text:span text:style-name="T204">user after every sleep<text:s/></text:span><text:span text:style-name="T205"><text:tab/>element</text:span><text:span text:style-name="T206"><text:line-break/></text:span><text:span text:style-name="T207">5.03</text:span><text:span text:style-name="T208"><text:tab/></text:span><text:span text:style-name="T209"><text:tab/></text:span><text:span text:style-name="T210"><text:tab/>When the alarm rings phone is automatically unlocked</text:span><text:span text:style-name="T211"><text:line-break/></text:span><text:span text:style-name="T212">5.04</text:span><text:span text:style-name="T213"><text:tab/></text:span><text:span text:style-name="T214"><text:tab/></text:span><text:span text:style-name="T215"><text:tab/>Possibility for user select different Alarm-tone</text:span><text:span text:style-name="T216"><text:line-break/></text:span><text:span text:style-name="T217">5.05</text:span><text:span text:style-name="T218"><text:tab/></text:span><text:span text:style-name="T219"><text:tab/></text:span><text:span text:style-name="T220"><text:tab/>Ability to use songs from the music library as Alarm-tones</text:span><text:span text:style-name="T221"><text:line-break/></text:span><text:span text:style-name="T222">5.06</text:span><text:span text:style-name="T223"><text:tab/></text:span><text:span text:style-name="T224"><text:tab/></text:span><text:span text:style-name="T225"><text:tab/>The app comes with some pre install</text:span><text:span text:style-name="T226">ed Alarm-tones</text:span><text:span text:style-name="T227"><text:line-break/></text:span><text:span text:style-name="T228">5.07</text:span><text:span text:style-name="T229"><text:tab/></text:span><text:span text:style-name="T230"><text:tab/></text:span><text:span text:style-name="T231"><text:tab/>Confirmation message that the alarm-tone has been changed</text:span><text:span text:style-name="T232"><text:line-break/></text:span><text:soft-page-break/><text:span text:style-name="T233">5.08</text:span><text:span text:style-name="T234"><text:tab/></text:span><text:span text:style-name="T235"><text:tab/></text:span><text:span text:style-name="T236"><text:tab/>Let the user personify the Alarm-strength</text:span><text:span text:style-name="T237"><text:line-break/></text:span><text:span text:style-name="T238">5.09</text:span><text:span text:style-name="T239"><text:tab/></text:span><text:span text:style-name="T240"><text:tab/></text:span><text:span text:style-name="T241"><text:tab/>Message that the Alarm-strength has been modified</text:span><text:span text:style-name="T242"><text:line-break/></text:span><text:span text:style-name="T243">5.10</text:span><text:span text:style-name="T244"><text:tab/></text:span><text:span text:style-name="T245"><text:tab/></text:span><text:span text:style-name="T246"><text:tab/>Alarm should include vibration.<text:s/></text:span><text:span text:style-name="T247"><text:line-break/></text:span><text:span text:style-name="T248">5.11</text:span><text:span text:style-name="T249"><text:tab/></text:span><text:span text:style-name="T250"><text:tab/></text:span><text:span text:style-name="T251"><text:tab/>Possibility to turn of<text:s/></text:span><text:span text:style-name="T252">the sound of the alarm and only use vibration.<text:s/></text:span><text:span text:style-name="T253"><text:line-break/></text:span><text:span text:style-name="T254">5.12</text:span><text:span text:style-name="T255"><text:tab/></text:span><text:span text:style-name="T256"><text:tab/></text:span><text:span text:style-name="T257"><text:tab/>One button for turning the alarm off, one for snooze.<text:s/></text:span><text:span text:style-name="T258"><text:line-break/></text:span><text:span text:style-name="T259">5.13</text:span><text:span text:style-name="T260"><text:tab/></text:span><text:span text:style-name="T261"><text:tab/></text:span><text:span text:style-name="T262"><text:tab/>Pre-defined snooze time is 5 minutes.<text:s/></text:span><text:span text:style-name="T263"><text:line-break/></text:span><text:span text:style-name="T264">5.14</text:span><text:span text:style-name="T265"><text:tab/></text:span><text:span text:style-name="T266"><text:tab/></text:span><text:span text:style-name="T267"><text:tab/>Possibility for user to change snooze time.<text:s/></text:span><text:span text:style-name="T268"><text:line-break/></text:span><text:span text:style-name="T269">5.15</text:span><text:span text:style-name="T270"><text:tab/></text:span><text:span text:style-name="T271"><text:tab/></text:span><text:span text:style-name="T272"><text:tab/>Confirmation message of changed snoozetim</text:span><text:span text:style-name="T273">e.</text:span><text:span text:style-name="T274"><text:tab/></text:span><text:span text:style-name="T275"><text:tab/></text:span><text:span text:style-name="T276"><text:line-break/></text:span><text:span text:style-name="T277">5.16</text:span><text:span text:style-name="T278"><text:tab/></text:span><text:span text:style-name="T279"><text:tab/></text:span><text:span text:style-name="T280"><text:tab/>When sleeper turns off the alarm, the time is registered</text:span><text:span text:style-name="T281"><text:s/></text:span><text:span text:style-name="T282"><text:line-break/></text:span><text:span text:style-name="T283">5.17</text:span><text:span text:style-name="T284"><text:tab/></text:span><text:span text:style-name="T285"><text:tab/></text:span><text:span text:style-name="T286"><text:tab/>Sleep elements are moved so the interval between the sleep cycles are correct.<text:s/></text:span><text:span text:style-name="T287"><text:tab/></text:span><text:span text:style-name="T288"><text:tab/></text:span><text:span text:style-name="T289"><text:tab/>           </text:span><text:span text:style-name="T290"><text:line-break/></text:span><text:span text:style-name="T291">5.18</text:span><text:span text:style-name="T292"><text:tab/></text:span><text:span text:style-name="T293"><text:tab/></text:span><text:span text:style-name="T294"><text:tab/>There is a back button from Alarms  </text:span><text:span text:style-name="T295"><text:tab/></text:span><text:span text:style-name="T296"><text:line-break/></text:span><text:span text:style-name="T297"><text:line-break/></text:span><text:span text:style-name="T298">Choose between different sleep styles</text:span><text:span text:style-name="T299"><text:line-break/></text:span><text:span text:style-name="T300">6</text:span><text:span text:style-name="T301">.01</text:span><text:span text:style-name="T302"><text:tab/></text:span><text:span text:style-name="T303"><text:tab/></text:span><text:span text:style-name="T304"><text:tab/>Different sleep styles are available in the schema</text:span><text:span text:style-name="T305"><text:line-break/></text:span><text:span text:style-name="T306">6.02</text:span><text:span text:style-name="T307"><text:tab/></text:span><text:span text:style-name="T308"><text:tab/></text:span><text:span text:style-name="T309"><text:tab/>Maximum one sleep style at a time is possible<text:s/></text:span><text:span text:style-name="T310"><text:line-break/></text:span><text:span text:style-name="T311">6.03</text:span><text:span text:style-name="T312"><text:tab/></text:span><text:span text:style-name="T313"><text:tab/></text:span><text:span text:style-name="T314"><text:tab/>Sleep styles are presented in a drop-down list</text:span><text:span text:style-name="T315"><text:line-break/></text:span><text:span text:style-name="T316">6.04</text:span><text:span text:style-name="T317"><text:tab/></text:span><text:span text:style-name="T318"><text:tab/></text:span><text:span text:style-name="T319"><text:tab/>There is a notification window confirming your choice of sleep style</text:span><text:span text:style-name="T320"><text:line-break/></text:span><text:span text:style-name="T321">6.05</text:span><text:span text:style-name="T322"><text:tab/></text:span><text:span text:style-name="T323"><text:tab/></text:span><text:span text:style-name="T324"><text:tab/>The chos</text:span><text:span text:style-name="T325">en sleep style is visible in the schema</text:span><text:span text:style-name="T326"><text:line-break/></text:span><text:span text:style-name="T327"><text:line-break/></text:span><text:span text:style-name="T328">Sleep information</text:span><text:span text:style-name="T329"><text:line-break/></text:span><text:span text:style-name="T330">7.01</text:span><text:span text:style-name="T331"><text:tab/></text:span><text:span text:style-name="T332"><text:tab/></text:span><text:span text:style-name="T333"><text:tab/>There is Information about the different sleep cycles</text:span><text:span text:style-name="T334"><text:line-break/></text:span><text:span text:style-name="T335">7.02</text:span><text:span text:style-name="T336"><text:tab/></text:span><text:span text:style-name="T337"><text:tab/></text:span><text:span text:style-name="T338"><text:tab/>There are tips of what to think about when chosing a sleep style</text:span><text:span text:style-name="T339"><text:line-break/></text:span><text:span text:style-name="T340">7.03</text:span><text:span text:style-name="T341"><text:tab/></text:span><text:span text:style-name="T342"><text:tab/></text:span><text:span text:style-name="T343"><text:tab/>There is Information about sleep in general</text:span><text:span text:style-name="T344"><text:line-break/></text:span><text:span text:style-name="T345">7.04</text:span><text:span text:style-name="T346"><text:tab/></text:span><text:span text:style-name="T347"><text:tab/></text:span><text:span text:style-name="T348"><text:tab/>All in</text:span><text:span text:style-name="T349">formation has pedagogical pictures</text:span><text:span text:style-name="T350"><text:line-break/></text:span><text:span text:style-name="T351">7.05</text:span><text:span text:style-name="T352"><text:tab/></text:span><text:span text:style-name="T353"><text:tab/></text:span><text:span text:style-name="T354"><text:tab/>There is a back button from Sleep Information</text:span><text:span text:style-name="T355"><text:line-break/></text:span><text:span text:style-name="T356"><text:line-break/></text:span><text:span text:style-name="T357">Evaluation of sleep style</text:span><text:span text:style-name="T358"><text:line-break/></text:span><text:span text:style-name="T359">8.01</text:span><text:span text:style-name="T360"><text:tab/></text:span><text:span text:style-name="T361"><text:tab/></text:span><text:span text:style-name="T362"><text:tab/>The user can take a survey to find a suitable sleep style</text:span><text:span text:style-name="T363"><text:line-break/></text:span><text:span text:style-name="T364">8.02</text:span><text:span text:style-name="T365"><text:tab/></text:span><text:span text:style-name="T366"><text:tab/></text:span><text:span text:style-name="T367"><text:tab/>There is a question about the user being tired/not tired in the morni</text:span><text:span text:style-name="T368">ng</text:span><text:span text:style-name="T369"><text:line-break/></text:span><text:span text:style-name="T370">8.03</text:span><text:span text:style-name="T371"><text:tab/></text:span><text:span text:style-name="T372"><text:tab/></text:span><text:span text:style-name="T373"><text:tab/>There is a question about the user being tired/not tired in the evening</text:span><text:span text:style-name="T374"><text:line-break/></text:span><text:span text:style-name="T375">8.04</text:span><text:span text:style-name="T376"><text:tab/></text:span><text:span text:style-name="T377"><text:tab/></text:span><text:span text:style-name="T378"><text:tab/>There is a question about the user having/not having trouble falling asleep</text:span><text:span text:style-name="T379"><text:line-break/></text:span><text:span text:style-name="T380">8.05</text:span><text:span text:style-name="T381"><text:tab/></text:span><text:span text:style-name="T382"><text:tab/></text:span><text:span text:style-name="T383"><text:tab/>The results from the survey are matched with different sleep styles</text:span><text:span text:style-name="T384"><text:line-break/></text:span><text:span text:style-name="T385">8.06</text:span><text:span text:style-name="T386"><text:tab/></text:span><text:span text:style-name="T387"><text:tab/></text:span><text:span text:style-name="T388"><text:tab/>The user<text:s/></text:span><text:span text:style-name="T389">recieves a list of possible sleep styles</text:span><text:span text:style-name="T390"><text:line-break/></text:span><text:span text:style-name="T391">8.07</text:span><text:span text:style-name="T392"><text:tab/></text:span><text:span text:style-name="T393"><text:tab/></text:span><text:span text:style-name="T394"><text:tab/>A proposal is press-able</text:span><text:span text:style-name="T395"><text:line-break/></text:span><text:span text:style-name="T396">8.08</text:span><text:span text:style-name="T397"><text:tab/></text:span><text:span text:style-name="T398"><text:tab/></text:span><text:span text:style-name="T399"><text:tab/>When pressing a proposal, the user is sent to the information about the sleep style.</text:span><text:span text:style-name="T400"><text:line-break/></text:span><text:span text:style-name="T401"><text:line-break/></text:span><text:span text:style-name="T402"><text:line-break/></text:span><text:span text:style-name="T403">Conflict management in the schema</text:span><text:span text:style-name="T404"><text:line-break/></text:span><text:span text:style-name="T405">9.01</text:span><text:span text:style-name="T406"><text:tab/></text:span><text:span text:style-name="T407"><text:tab/></text:span><text:span text:style-name="T408"><text:tab/>Activities from other calendar can be imported i</text:span><text:span text:style-name="T409">nto schema</text:span><text:span text:style-name="T410"><text:line-break/></text:span><text:span text:style-name="T411">9.02</text:span><text:span text:style-name="T412"><text:tab/></text:span><text:span text:style-name="T413"><text:tab/></text:span><text:span text:style-name="T414"><text:tab/>Activities are shown in different colors than black</text:span><text:span text:style-name="T415"><text:line-break/></text:span><text:span text:style-name="T416">9.03</text:span><text:span text:style-name="T417"><text:tab/></text:span><text:span text:style-name="T418"><text:tab/></text:span><text:span text:style-name="T419"><text:tab/>When a conflict arises, there is a warning notification window</text:span><text:span text:style-name="T420"><text:line-break/></text:span><text:span text:style-name="T421">9.04</text:span><text:span text:style-name="T422"><text:tab/></text:span><text:span text:style-name="T423"><text:tab/></text:span><text:span text:style-name="T424"><text:tab/>When a conflict arises, there is a warning notification sound</text:span><text:span text:style-name="T425"><text:line-break/></text:span><text:span text:style-name="T426">9.05</text:span><text:span text:style-name="T427"><text:tab/></text:span><text:span text:style-name="T428"><text:tab/></text:span><text:span text:style-name="T429"><text:tab/>When notification has been accepted, sol</text:span><text:span text:style-name="T430">utions will be presented</text:span><text:span text:style-name="T431"><text:line-break/></text:span><text:span text:style-name="T432">9.06</text:span><text:span text:style-name="T433"><text:tab/></text:span><text:span text:style-name="T434"><text:tab/></text:span><text:span text:style-name="T435"><text:tab/>A soultion can be that an element is moved in the schema</text:span><text:span text:style-name="T436"><text:line-break/></text:span><text:span text:style-name="T437">9.07</text:span><text:span text:style-name="T438"><text:tab/></text:span><text:span text:style-name="T439"><text:tab/></text:span><text:span text:style-name="T440"><text:tab/>A soultion can be that an element is deleted in the schema</text:span><text:span text:style-name="T441"><text:line-break/></text:span><text:span text:style-name="T442">9.08</text:span><text:span text:style-name="T443"><text:tab/></text:span><text:span text:style-name="T444"><text:tab/></text:span><text:span text:style-name="T445"><text:tab/>A soultion can be that a group of elements are moved in the schema</text:span><text:span text:style-name="T446"><text:line-break/></text:span><text:span text:style-name="T447">9.09</text:span><text:span text:style-name="T448"><text:tab/></text:span><text:span text:style-name="T449"><text:tab/></text:span><text:span text:style-name="T450"><text:tab/>A warning notificati</text:span><text:span text:style-name="T451">on is shown when a sleep element is moved</text:span><text:span text:style-name="T452"><text:line-break/></text:span><text:span text:style-name="T453">9.10</text:span><text:span text:style-name="T454"><text:tab/></text:span><text:span text:style-name="T455"><text:tab/></text:span><text:span text:style-name="T456"><text:tab/>A moved or deleted object can be un-done</text:span><text:span text:style-name="T457"><text:line-break/></text:span><text:span text:style-name="T458"><text:line-break/></text:span><text:span text:style-name="T459">Menu</text:span><text:span text:style-name="T460"><text:line-break/></text:span><text:span text:style-name="T461">10.01</text:span><text:span text:style-name="T462"><text:tab/></text:span><text:span text:style-name="T463"><text:tab/></text:span><text:span text:style-name="T464"><text:tab/>There is a button in the menu for sleep information</text:span><text:span text:style-name="T465"><text:line-break/></text:span><text:span text:style-name="T466">10.02</text:span><text:span text:style-name="T467"><text:tab/></text:span><text:span text:style-name="T468"><text:tab/></text:span><text:span text:style-name="T469"><text:tab/>There is a button in the menu for sleep schema</text:span><text:span text:style-name="T470"><text:line-break/></text:span><text:soft-page-break/><text:span text:style-name="T471">10.03</text:span><text:span text:style-name="T472"><text:tab/></text:span><text:span text:style-name="T473"><text:tab/></text:span><text:span text:style-name="T474"><text:tab/>There is a button in the menu for ala</text:span><text:span text:style-name="T475">rms</text:span><text:span text:style-name="T476"><text:line-break/></text:span><text:span text:style-name="T477">10.04</text:span><text:span text:style-name="T478"><text:tab/></text:span><text:span text:style-name="T479"><text:tab/></text:span><text:span text:style-name="T480"><text:tab/>There is a button in the menu for settings</text:span><text:span text:style-name="T481"><text:line-break/></text:span><text:span text:style-name="T482">10.05</text:span><text:span text:style-name="T483"><text:tab/></text:span><text:span text:style-name="T484"><text:tab/></text:span><text:span text:style-name="T485"><text:tab/>There is a button in the menu for<text:s/></text:span><text:span text:style-name="T486"><text:line-break/></text:span><text:span text:style-name="T487">10.06</text:span><text:span text:style-name="T488"><text:tab/></text:span><text:span text:style-name="T489"><text:tab/></text:span><text:span text:style-name="T490"><text:tab/></text:span><text:span text:style-name="T491"><text:line-break/></text:span><text:span text:style-name="T492"><text:line-break/></text:span><text:span text:style-name="T493">Exit Application</text:span><text:span text:style-name="T494"><text:line-break/></text:span><text:span text:style-name="T495">11.01</text:span><text:span text:style-name="T496"><text:tab/></text:span><text:span text:style-name="T497"><text:tab/></text:span><text:span text:style-name="T498"><text:tab/>Exit application</text:span><text:span text:style-name="T499"><text:line-break/></text:span><text:span text:style-name="T500"><text:line-break/></text:span><text:span text:style-name="T501">Miscellaneous</text:span><text:span text:style-name="T502"><text:line-break/></text:span><text:span text:style-name="T503">12.01</text:span><text:span text:style-name="T504"><text:tab/></text:span><text:span text:style-name="T505"><text:tab/></text:span><text:span text:style-name="T506"><text:tab/>There should always be a cancel button on all dialog windows</text:span></text:p>
      <text:p text:style-name="P507"><text:span text:style-name="T508">                      </text:span><text:span text:style-name="T509">                            </text:span><text:span text:style-name="T510"><text:tab/></text:span></text:p>
      <text:p text:style-name="P511"><text:span text:style-name="T512">                                                            </text:span><text:span text:style-name="T513"><text:tab/></text:span></text:p>
      <text:p text:style-name="P514"/>
      <text:p text:style-name="P515"><text:span text:style-name="T516">                                       </text:span><text:span text:style-name="T517"><text:tab/></text:span></text:p>
      <text:p text:style-name="P518"><text:span text:style-name="T519">                                                                                      </text:span><text:span text:style-name="T520"><text:tab/></text:span></text:p>
      <text:p text:style-name="P521"><text:line-break/><text:line-break/><text:line-break/></text:p>
      <text:p text:style-name="P522"><text:span text:style-name="T523">1.01 App downloadable from<text:s/></text:span><text:span text:style-name="T524">Android Market</text:span></text:p>
      <text:p text:style-name="P525"><text:span text:style-name="T526">Trigger</text:span><text:span text:style-name="T527"><text:line-break/></text:span><text:span text:style-name="T528">The user chooses to go to Android Market</text:span><text:span text:style-name="T529"><text:line-break/></text:span><text:span text:style-name="T530">Precondition</text:span><text:span text:style-name="T531"><text:line-break/></text:span><text:span text:style-name="T532">The user is in Android Market<text:s/></text:span><text:span text:style-name="T533"><text:line-break/></text:span><text:span text:style-name="T534">Basic path</text:span><text:span text:style-name="T535"><text:line-break/></text:span><text:span text:style-name="T536">The application is visible on the market</text:span><text:span text:style-name="T537"><text:line-break/></text:span><text:span text:style-name="T538">Exception path</text:span><text:span text:style-name="T539"><text:line-break/></text:span><text:span text:style-name="T540">The application is not confirmed by Android market, therefore not shown.</text:span><text:span text:style-name="T541"><text:line-break/></text:span><text:span text:style-name="T542">Post con</text:span><text:span text:style-name="T543">dition</text:span><text:span text:style-name="T544"><text:line-break/></text:span><text:span text:style-name="T545">The application is found on Android Market</text:span><text:span text:style-name="T546"><text:line-break/></text:span><text:span text:style-name="T547">Author</text:span><text:span text:style-name="T548"><text:line-break/></text:span><text:span text:style-name="T549">JS</text:span><text:span text:style-name="T550"><text:line-break/></text:span></text:p>
      <text:p text:style-name="P551"><text:span text:style-name="T552">1.02 App install file working</text:span></text:p>
      <text:p text:style-name="P553"><text:span text:style-name="T554">Trigger</text:span><text:span text:style-name="T555"><text:line-break/></text:span><text:span text:style-name="T556">The user chooses to install the application</text:span><text:span text:style-name="T557"><text:line-break/></text:span><text:span text:style-name="T558">Precondition</text:span><text:span text:style-name="T559"><text:line-break/></text:span><text:span text:style-name="T560">The user is in Android Market<text:s/></text:span><text:span text:style-name="T561"><text:line-break/></text:span><text:span text:style-name="T562">Basic path</text:span><text:span text:style-name="T563"><text:line-break/></text:span><text:span text:style-name="T564">The install file is working</text:span><text:span text:style-name="T565"><text:line-break/></text:span><text:span text:style-name="T566">Exception path</text:span><text:span text:style-name="T567"><text:line-break/></text:span><text:span text:style-name="T568">The application</text:span><text:span text:style-name="T569"><text:s/>has already been installed. The user recieves a message saying “App already installed”.</text:span><text:span text:style-name="T570"><text:line-break/></text:span><text:span text:style-name="T571">Post condition</text:span><text:span text:style-name="T572"><text:line-break/></text:span><text:span text:style-name="T573">The user has an installed application.</text:span><text:span text:style-name="T574"><text:line-break/></text:span><text:span text:style-name="T575">Author</text:span><text:span text:style-name="T576"><text:line-break/></text:span><text:span text:style-name="T577">JS</text:span><text:span text:style-name="T578"><text:line-break/></text:span></text:p>
      <text:p text:style-name="P579"><text:span text:style-name="T580">1.03 App uploaded under correct name</text:span></text:p>
      <text:p text:style-name="P581"><text:span text:style-name="T582">Trigger</text:span><text:span text:style-name="T583"><text:line-break/></text:span><text:span text:style-name="T584">The user wants to find the application on the market</text:span><text:span text:style-name="T585"><text:line-break/></text:span><text:span text:style-name="T586">Prec</text:span><text:span text:style-name="T587">ondition</text:span><text:span text:style-name="T588"><text:line-break/></text:span><text:span text:style-name="T589">The user is in Android Market<text:s/></text:span><text:span text:style-name="T590"><text:line-break/></text:span><text:span text:style-name="T591">Basic path</text:span><text:span text:style-name="T592"><text:line-break/></text:span><text:soft-page-break/><text:span text:style-name="T593">The application is found under “Sleep App”</text:span><text:span text:style-name="T594"><text:line-break/></text:span><text:span text:style-name="T595">Exception path</text:span><text:span text:style-name="T596"><text:line-break/></text:span><text:span text:style-name="T597">The wrong or outdated name is shown.</text:span><text:span text:style-name="T598"><text:line-break/></text:span><text:span text:style-name="T599">Post condition</text:span><text:span text:style-name="T600"><text:line-break/></text:span><text:span text:style-name="T601">The application is found  under “Sleep App” on Android Market</text:span><text:span text:style-name="T602"><text:line-break/></text:span><text:span text:style-name="T603">Author</text:span><text:span text:style-name="T604"><text:line-break/></text:span><text:span text:style-name="T605">JS</text:span><text:span text:style-name="T606"><text:line-break/></text:span></text:p>
      <text:p text:style-name="P607"><text:span text:style-name="T608">1.04 Correct<text:s/></text:span><text:span text:style-name="T609">description of the program at Android Market</text:span></text:p>
      <text:p text:style-name="P610"><text:span text:style-name="T611">Trigger</text:span><text:span text:style-name="T612"><text:line-break/></text:span><text:span text:style-name="T613">The user wants to read about the application, and get the correct information</text:span><text:span text:style-name="T614"><text:line-break/></text:span><text:span text:style-name="T615">Precondition</text:span><text:span text:style-name="T616"><text:line-break/></text:span><text:span text:style-name="T617">The user is in Android Market<text:s/></text:span><text:span text:style-name="T618"><text:line-break/></text:span><text:span text:style-name="T619">Basic path</text:span><text:span text:style-name="T620"><text:line-break/></text:span><text:span text:style-name="T621">The application is found under “Sleep App”, and the information is cor</text:span><text:span text:style-name="T622">rect</text:span><text:span text:style-name="T623"><text:line-break/></text:span><text:span text:style-name="T624">Exception path</text:span><text:span text:style-name="T625"><text:line-break/></text:span><text:span text:style-name="T626">The wrong or outdated description is shown.</text:span><text:span text:style-name="T627"><text:line-break/></text:span><text:span text:style-name="T628">Post condition</text:span><text:span text:style-name="T629"><text:line-break/></text:span><text:span text:style-name="T630">The user is in the description of “Sleep App”, reading the correct information</text:span><text:span text:style-name="T631"><text:line-break/></text:span><text:span text:style-name="T632">Author</text:span><text:span text:style-name="T633"><text:line-break/></text:span><text:span text:style-name="T634">JS</text:span><text:span text:style-name="T635"><text:line-break/></text:span></text:p>
      <text:p text:style-name="P636"><text:span text:style-name="T637">1.05 Confirmation message provided if installation succeeds</text:span></text:p>
      <text:p text:style-name="P638"><text:span text:style-name="T639">Trigger</text:span><text:span text:style-name="T640"><text:line-break/></text:span><text:span text:style-name="T641">The user installs t</text:span><text:span text:style-name="T642">he application</text:span><text:span text:style-name="T643"><text:line-break/></text:span><text:span text:style-name="T644">Precondition</text:span><text:span text:style-name="T645"><text:line-break/></text:span><text:span text:style-name="T646">The user is in Android Market<text:s/></text:span><text:span text:style-name="T647"><text:line-break/></text:span><text:span text:style-name="T648">Basic path</text:span><text:span text:style-name="T649"><text:line-break/></text:span><text:span text:style-name="T650">The file is installed, and there is a message saying “Sleep App installed”</text:span><text:span text:style-name="T651"><text:line-break/></text:span><text:span text:style-name="T652">Exception path</text:span><text:span text:style-name="T653"><text:line-break/></text:span><text:span text:style-name="T654">Sleep App is already installed. The user recieves a message saying “App already installed”.</text:span><text:span text:style-name="T655"><text:line-break/></text:span><text:span text:style-name="T656">Post</text:span><text:span text:style-name="T657"><text:s/>condition</text:span><text:span text:style-name="T658"><text:line-break/></text:span><text:span text:style-name="T659">The user has an installed application</text:span><text:span text:style-name="T660"><text:line-break/></text:span><text:span text:style-name="T661">Author</text:span><text:span text:style-name="T662"><text:line-break/></text:span></text:p>
      <text:p text:style-name="P663"><text:span text:style-name="T664">1.06 Message provided when something goes wrong during installation.</text:span></text:p>
      <text:p text:style-name="P665"><text:span text:style-name="T666">Trigger</text:span><text:span text:style-name="T667"><text:line-break/></text:span><text:span text:style-name="T668">The user installs the application</text:span><text:span text:style-name="T669"><text:line-break/></text:span><text:span text:style-name="T670">Precondition</text:span><text:span text:style-name="T671"><text:line-break/></text:span><text:span text:style-name="T672">The user is in Android Market<text:s/></text:span><text:span text:style-name="T673"><text:line-break/></text:span><text:span text:style-name="T674">Basic path</text:span><text:span text:style-name="T675"><text:line-break/></text:span><text:span text:style-name="T676">The file is installed, and there<text:s/></text:span><text:span text:style-name="T677">is a message saying “Installation Error”</text:span><text:span text:style-name="T678"><text:line-break/></text:span><text:span text:style-name="T679">Exception path</text:span><text:span text:style-name="T680"><text:line-break/></text:span><text:span text:style-name="T681">Sleep App is already installed</text:span><text:span text:style-name="T682"><text:line-break/></text:span><text:span text:style-name="T683">Post condition</text:span><text:span text:style-name="T684"><text:line-break/></text:span><text:span text:style-name="T685">The user has no installed application, or a previously installed application</text:span><text:span text:style-name="T686"><text:line-break/></text:span><text:span text:style-name="T687">Author</text:span><text:span text:style-name="T688"><text:line-break/></text:span><text:span text:style-name="T689">JS</text:span><text:span text:style-name="T690"><text:line-break/></text:span><text:span text:style-name="T691"><text:line-break/></text:span></text:p>
      <text:p text:style-name="P692"><text:span text:style-name="T693">2.01 Application is startable</text:span></text:p>
      <text:p text:style-name="P694"><text:span text:style-name="T695">Trigger</text:span><text:span text:style-name="T696"><text:line-break/></text:span><text:span text:style-name="T697">The user chooses to start<text:s/></text:span><text:span text:style-name="T698">the application.</text:span><text:span text:style-name="T699"><text:line-break/></text:span><text:span text:style-name="T700">Precondition</text:span><text:span text:style-name="T701"><text:line-break/></text:span><text:span text:style-name="T702">The user has installed the application.</text:span><text:span text:style-name="T703"><text:line-break/></text:span><text:span text:style-name="T704">Basic path</text:span><text:span text:style-name="T705"><text:line-break/></text:span><text:soft-page-break/><text:span text:style-name="T706">The application starts.</text:span><text:span text:style-name="T707"><text:line-break/></text:span><text:span text:style-name="T708">Exception path</text:span><text:span text:style-name="T709"><text:line-break/></text:span><text:span text:style-name="T710">The program is running. The system tells the user the program is running.</text:span><text:span text:style-name="T711"><text:line-break/></text:span><text:span text:style-name="T712">Post condition</text:span><text:span text:style-name="T713"><text:line-break/></text:span><text:span text:style-name="T714">The application is running.</text:span><text:span text:style-name="T715"><text:line-break/></text:span><text:span text:style-name="T716">Author</text:span><text:span text:style-name="T717"><text:line-break/></text:span><text:span text:style-name="T718">JS</text:span><text:span text:style-name="T719"><text:line-break/></text:span></text:p>
      <text:p text:style-name="P720"><text:span text:style-name="T721">2.02 App</text:span><text:span text:style-name="T722">lication always starts on menu</text:span></text:p>
      <text:p text:style-name="P723"><text:span text:style-name="T724">Trigger</text:span><text:span text:style-name="T725"><text:line-break/></text:span><text:span text:style-name="T726">The user chooses to start the application.</text:span><text:span text:style-name="T727"><text:line-break/></text:span><text:span text:style-name="T728">Precondition</text:span><text:span text:style-name="T729"><text:line-break/></text:span><text:span text:style-name="T730">The user has installed the application.</text:span><text:span text:style-name="T731"><text:line-break/></text:span><text:span text:style-name="T732">Basic path</text:span><text:span text:style-name="T733"><text:line-break/></text:span><text:span text:style-name="T734">The application starts to the start menu. Nowhere else.</text:span><text:span text:style-name="T735"><text:line-break/></text:span><text:span text:style-name="T736">Exception path</text:span><text:span text:style-name="T737"><text:line-break/></text:span><text:span text:style-name="T738">The program is running. The system tell</text:span><text:span text:style-name="T739">s the user the program is running.</text:span><text:span text:style-name="T740"><text:line-break/></text:span><text:span text:style-name="T741">Post condition</text:span><text:span text:style-name="T742"><text:line-break/></text:span><text:span text:style-name="T743">The application is running.</text:span><text:span text:style-name="T744"><text:line-break/></text:span><text:span text:style-name="T745">Author</text:span><text:span text:style-name="T746"><text:line-break/></text:span><text:span text:style-name="T747">JS</text:span><text:span text:style-name="T748"><text:line-break/></text:span><text:span text:style-name="T749"><text:line-break/></text:span><text:span text:style-name="T750"><text:line-break/></text:span><text:span text:style-name="T751"><text:line-break/></text:span><text:span text:style-name="T752">3.01</text:span><text:span text:style-name="T753"><text:tab/></text:span><text:span text:style-name="T754"><text:tab/></text:span><text:span text:style-name="T755"><text:tab/>A schema is illustrated</text:span><text:span text:style-name="T756"><text:line-break/></text:span><text:span text:style-name="T757"><text:line-break/></text:span><text:span text:style-name="T758">Trigger</text:span><text:span text:style-name="T759"><text:line-break/></text:span><text:span text:style-name="T760">The user goes to Schema.</text:span><text:span text:style-name="T761"><text:line-break/></text:span><text:span text:style-name="T762">Precondition</text:span><text:span text:style-name="T763"><text:line-break/></text:span><text:span text:style-name="T764">The user is in Menu.</text:span><text:span text:style-name="T765"><text:line-break/></text:span><text:span text:style-name="T766">Basic path</text:span><text:span text:style-name="T767"><text:line-break/></text:span><text:span text:style-name="T768">The schema is visible.</text:span><text:span text:style-name="T769"><text:line-break/></text:span><text:span text:style-name="T770">Exception path</text:span><text:span text:style-name="T771"><text:line-break/></text:span><text:span text:style-name="T772">Schema is not<text:s/></text:span><text:span text:style-name="T773">visible.</text:span><text:span text:style-name="T774"><text:line-break/></text:span><text:span text:style-name="T775">Post condition</text:span><text:span text:style-name="T776"><text:line-break/></text:span><text:span text:style-name="T777">The user is in Schema, watching the schema</text:span><text:span text:style-name="T778"><text:line-break/></text:span><text:span text:style-name="T779">Author</text:span><text:span text:style-name="T780"><text:line-break/></text:span><text:span text:style-name="T781">JS</text:span><text:span text:style-name="T782"><text:line-break/></text:span><text:span text:style-name="T783"><text:line-break/></text:span><text:span text:style-name="T784">3.02</text:span><text:span text:style-name="T785"><text:tab/></text:span><text:span text:style-name="T786"><text:tab/></text:span><text:span text:style-name="T787"><text:tab/>Days are visible</text:span><text:span text:style-name="T788"><text:line-break/></text:span><text:span text:style-name="T789"><text:line-break/></text:span><text:span text:style-name="T790">Trigger</text:span><text:span text:style-name="T791"><text:line-break/></text:span><text:span text:style-name="T792">The user goes to Schema.</text:span><text:span text:style-name="T793"><text:line-break/></text:span><text:span text:style-name="T794">Precondition</text:span><text:span text:style-name="T795"><text:line-break/></text:span><text:span text:style-name="T796">The user is in Menu.</text:span><text:span text:style-name="T797"><text:line-break/></text:span><text:span text:style-name="T798">Basic path</text:span><text:span text:style-name="T799"><text:line-break/></text:span><text:span text:style-name="T800">The weekdays are visible on the schema.</text:span><text:span text:style-name="T801"><text:line-break/></text:span><text:span text:style-name="T802">Exception path</text:span><text:span text:style-name="T803"><text:line-break/></text:span><text:span text:style-name="T804">Week days are not vi</text:span><text:span text:style-name="T805">sible.</text:span><text:span text:style-name="T806"><text:line-break/></text:span><text:span text:style-name="T807">Post condition</text:span><text:span text:style-name="T808"><text:line-break/></text:span><text:span text:style-name="T809">The user is in Schema, watching the schema with weekdays</text:span><text:span text:style-name="T810"><text:line-break/></text:span><text:span text:style-name="T811">Author</text:span><text:span text:style-name="T812"><text:line-break/></text:span><text:span text:style-name="T813">JS</text:span><text:span text:style-name="T814"><text:line-break/></text:span><text:soft-page-break/><text:span text:style-name="T815"><text:line-break/></text:span><text:span text:style-name="T816">3.03</text:span><text:span text:style-name="T817"><text:tab/></text:span><text:span text:style-name="T818"><text:tab/></text:span><text:span text:style-name="T819"><text:tab/>Hours are visible from 00.00 to 23.59</text:span><text:span text:style-name="T820"><text:line-break/></text:span><text:span text:style-name="T821"><text:line-break/></text:span><text:span text:style-name="T822">Trigger</text:span><text:span text:style-name="T823"><text:line-break/></text:span><text:span text:style-name="T824">The user goes to Schema.</text:span><text:span text:style-name="T825"><text:line-break/></text:span><text:span text:style-name="T826">Precondition</text:span><text:span text:style-name="T827"><text:line-break/></text:span><text:span text:style-name="T828">The user is in Menu.</text:span><text:span text:style-name="T829"><text:line-break/></text:span><text:span text:style-name="T830">Basic path</text:span><text:span text:style-name="T831"><text:line-break/></text:span><text:span text:style-name="T832">The hours 00.00-23.59 are visible on the s</text:span><text:span text:style-name="T833">chema.</text:span><text:span text:style-name="T834"><text:line-break/></text:span><text:span text:style-name="T835">Exception path</text:span><text:span text:style-name="T836"><text:line-break/></text:span><text:span text:style-name="T837">Hours are not visible.</text:span><text:span text:style-name="T838"><text:line-break/></text:span><text:span text:style-name="T839">Post condition</text:span><text:span text:style-name="T840"><text:line-break/></text:span><text:span text:style-name="T841">The user is in Schema, watching the schema with hours</text:span><text:span text:style-name="T842"><text:line-break/></text:span><text:span text:style-name="T843">Author</text:span><text:span text:style-name="T844"><text:line-break/></text:span><text:span text:style-name="T845">JS</text:span><text:span text:style-name="T846"><text:line-break/></text:span><text:span text:style-name="T847"><text:line-break/></text:span><text:span text:style-name="T848">3.04</text:span><text:span text:style-name="T849"><text:tab/></text:span><text:span text:style-name="T850"><text:tab/></text:span><text:span text:style-name="T851"><text:tab/>It is possible to choose to view a week</text:span><text:span text:style-name="T852"><text:line-break/></text:span><text:span text:style-name="T853"><text:line-break/></text:span><text:span text:style-name="T854">Trigger</text:span><text:span text:style-name="T855"><text:line-break/></text:span><text:span text:style-name="T856">The user presses week-view in Schema.</text:span><text:span text:style-name="T857"><text:line-break/></text:span><text:span text:style-name="T858">Precondition</text:span><text:span text:style-name="T859"><text:line-break/></text:span><text:span text:style-name="T860">The user is in Schema.</text:span><text:span text:style-name="T861"><text:line-break/></text:span><text:span text:style-name="T862">Basic path</text:span><text:span text:style-name="T863"><text:line-break/></text:span><text:span text:style-name="T864">The user sees the schema as a week.</text:span><text:span text:style-name="T865"><text:line-break/></text:span><text:span text:style-name="T866">Exception path</text:span><text:span text:style-name="T867"><text:line-break/></text:span><text:span text:style-name="T868">No exception path</text:span><text:span text:style-name="T869"><text:line-break/></text:span><text:span text:style-name="T870">Post condition</text:span><text:span text:style-name="T871"><text:line-break/></text:span><text:span text:style-name="T872">The user is in Schema, watching the schema as a week</text:span><text:span text:style-name="T873"><text:line-break/></text:span><text:span text:style-name="T874">Author</text:span><text:span text:style-name="T875"><text:line-break/></text:span><text:span text:style-name="T876">JS</text:span><text:span text:style-name="T877"><text:line-break/></text:span><text:span text:style-name="T878"><text:line-break/></text:span><text:span text:style-name="T879">3.05</text:span><text:span text:style-name="T880"><text:tab/></text:span><text:span text:style-name="T881"><text:tab/></text:span><text:span text:style-name="T882"><text:tab/>It is possible to only choose to view a day</text:span><text:span text:style-name="T883"><text:line-break/></text:span><text:span text:style-name="T884"><text:line-break/></text:span><text:span text:style-name="T885">Trigger</text:span><text:span text:style-name="T886"><text:line-break/></text:span><text:span text:style-name="T887">The user presses day-view in Schema.</text:span><text:span text:style-name="T888"><text:line-break/></text:span><text:span text:style-name="T889">Precondition</text:span><text:span text:style-name="T890"><text:line-break/></text:span><text:span text:style-name="T891">The user is in Schema.</text:span><text:span text:style-name="T892"><text:line-break/></text:span><text:span text:style-name="T893">Basic path</text:span><text:span text:style-name="T894"><text:line-break/></text:span><text:span text:style-name="T895">The user sees the schema as day to day.</text:span><text:span text:style-name="T896"><text:line-break/></text:span><text:span text:style-name="T897">Exception path</text:span><text:span text:style-name="T898"><text:line-break/></text:span><text:span text:style-name="T899">No exception path</text:span><text:span text:style-name="T900"><text:line-break/></text:span><text:span text:style-name="T901">Post condition</text:span><text:span text:style-name="T902"><text:line-break/></text:span><text:span text:style-name="T903">The user is in Schema, watching the schema as day to day</text:span><text:span text:style-name="T904"><text:line-break/></text:span><text:span text:style-name="T905">Author</text:span><text:span text:style-name="T906"><text:line-break/></text:span><text:span text:style-name="T907">JS</text:span></text:p>
      <text:p text:style-name="P908"><text:span text:style-name="T909">3.06 Exit from schema to menu, back button</text:span></text:p>
      <text:p text:style-name="P910"><text:span text:style-name="T911">Trigger</text:span><text:span text:style-name="T912"><text:line-break/></text:span><text:span text:style-name="T913">The</text:span><text:span text:style-name="T914"><text:s/>user clicks on the “back button”.  The schema is saved and the menu is opened.</text:span><text:span text:style-name="T915"><text:line-break/></text:span><text:span text:style-name="T916">Precondition</text:span><text:span text:style-name="T917"><text:line-break/></text:span><text:span text:style-name="T918">The user is in schema.</text:span><text:span text:style-name="T919"><text:line-break/></text:span><text:span text:style-name="T920">Basic path</text:span><text:span text:style-name="T921"><text:line-break/></text:span><text:span text:style-name="T922">Schema is saved and the menu becomes visible.</text:span><text:span text:style-name="T923"><text:line-break/></text:span><text:span text:style-name="T924">Exception path</text:span><text:span text:style-name="T925"><text:line-break/></text:span><text:span text:style-name="T926">No exception path</text:span><text:span text:style-name="T927"><text:line-break/></text:span><text:soft-page-break/><text:span text:style-name="T928">Post condition</text:span><text:span text:style-name="T929"><text:line-break/></text:span><text:span text:style-name="T930">Schema is saved and the menu is<text:s/></text:span><text:span text:style-name="T931">visible.</text:span><text:span text:style-name="T932"><text:line-break/></text:span><text:span text:style-name="T933">Author</text:span><text:span text:style-name="T934"><text:line-break/></text:span><text:span text:style-name="T935">JS</text:span><text:span text:style-name="T936"><text:line-break/></text:span></text:p>
      <text:p text:style-name="P937"><text:span text:style-name="T938">3.07 Exit from schema to menu, home button</text:span></text:p>
      <text:p text:style-name="P939"><text:span text:style-name="T940">Trigger</text:span><text:span text:style-name="T941"><text:line-break/></text:span><text:span text:style-name="T942">The user clicks on the “menu button”.  The schema is saved and the menu is opened.</text:span><text:span text:style-name="T943"><text:line-break/></text:span><text:span text:style-name="T944">Precondition</text:span><text:span text:style-name="T945"><text:line-break/></text:span><text:span text:style-name="T946">The user is in schema.</text:span><text:span text:style-name="T947"><text:line-break/></text:span><text:span text:style-name="T948">Basic path</text:span><text:span text:style-name="T949"><text:line-break/></text:span><text:span text:style-name="T950">Schema is saved and the menu becomes visible.</text:span><text:span text:style-name="T951"><text:line-break/></text:span><text:span text:style-name="T952">Exception</text:span><text:span text:style-name="T953"><text:s/>path</text:span><text:span text:style-name="T954"><text:line-break/></text:span><text:span text:style-name="T955">No exception path</text:span><text:span text:style-name="T956"><text:line-break/></text:span><text:span text:style-name="T957">Post condition</text:span><text:span text:style-name="T958"><text:line-break/></text:span><text:span text:style-name="T959">Schema is saved and the menu is visible.</text:span><text:span text:style-name="T960"><text:line-break/></text:span><text:span text:style-name="T961">Author</text:span><text:span text:style-name="T962"><text:line-break/></text:span><text:span text:style-name="T963">JS</text:span><text:span text:style-name="T964"><text:line-break/></text:span><text:span text:style-name="T965"><text:line-break/></text:span><text:span text:style-name="T966">3.08</text:span><text:span text:style-name="T967"><text:tab/></text:span><text:span text:style-name="T968"><text:tab/></text:span><text:span text:style-name="T969"><text:tab/>Add a sleep style to schema</text:span><text:span text:style-name="T970"><text:line-break/></text:span><text:span text:style-name="T971"><text:line-break/></text:span><text:span text:style-name="T972">Trigger</text:span><text:span text:style-name="T973"><text:line-break/></text:span><text:span text:style-name="T974">The user presses add sleep style in Schema.</text:span><text:span text:style-name="T975"><text:line-break/></text:span><text:span text:style-name="T976">Precondition</text:span><text:span text:style-name="T977"><text:line-break/></text:span><text:span text:style-name="T978">The user is in Schema.</text:span><text:span text:style-name="T979"><text:line-break/></text:span><text:span text:style-name="T980">Basic path</text:span><text:span text:style-name="T981"><text:line-break/></text:span><text:span text:style-name="T982">The user can add a new sleep s</text:span><text:span text:style-name="T983">tyle to the schema, which will be chooseable</text:span><text:span text:style-name="T984"><text:line-break/></text:span><text:span text:style-name="T985">Exception path</text:span><text:span text:style-name="T986"><text:line-break/></text:span><text:span text:style-name="T987">No exception path</text:span><text:span text:style-name="T988"><text:line-break/></text:span><text:span text:style-name="T989">Post condition</text:span><text:span text:style-name="T990"><text:line-break/></text:span><text:span text:style-name="T991">The user is in add sleep style window.</text:span><text:span text:style-name="T992"><text:line-break/></text:span><text:span text:style-name="T993">Author</text:span><text:span text:style-name="T994"><text:line-break/></text:span><text:span text:style-name="T995">JS</text:span><text:span text:style-name="T996"><text:line-break/></text:span><text:span text:style-name="T997"><text:line-break/></text:span><text:span text:style-name="T998">3.09</text:span><text:span text:style-name="T999"><text:tab/></text:span><text:span text:style-name="T1000"><text:tab/></text:span><text:span text:style-name="T1001"><text:tab/>Add appointments to schema</text:span><text:span text:style-name="T1002"><text:line-break/></text:span><text:span text:style-name="T1003"><text:line-break/></text:span><text:span text:style-name="T1004">Trigger</text:span><text:span text:style-name="T1005"><text:line-break/></text:span><text:span text:style-name="T1006">The user presses add appointment in Schema.</text:span><text:span text:style-name="T1007"><text:line-break/></text:span><text:span text:style-name="T1008">Precondition</text:span><text:span text:style-name="T1009"><text:line-break/></text:span><text:span text:style-name="T1010">The user is<text:s/></text:span><text:span text:style-name="T1011">in Schema.</text:span><text:span text:style-name="T1012"><text:line-break/></text:span><text:span text:style-name="T1013">Basic path</text:span><text:span text:style-name="T1014"><text:line-break/></text:span><text:span text:style-name="T1015">The user can add a new appointment to the schema, which will be shown as element in other color than black</text:span><text:span text:style-name="T1016"><text:line-break/></text:span><text:span text:style-name="T1017">Exception path</text:span><text:span text:style-name="T1018"><text:line-break/></text:span><text:span text:style-name="T1019">No exception path</text:span><text:span text:style-name="T1020"><text:line-break/></text:span><text:span text:style-name="T1021">Post condition</text:span><text:span text:style-name="T1022"><text:line-break/></text:span><text:span text:style-name="T1023">The user is in add appointment window.</text:span><text:span text:style-name="T1024"><text:line-break/></text:span><text:span text:style-name="T1025">Author</text:span><text:span text:style-name="T1026"><text:line-break/></text:span><text:span text:style-name="T1027">JS</text:span><text:span text:style-name="T1028"><text:line-break/></text:span><text:span text:style-name="T1029"><text:line-break/></text:span><text:span text:style-name="T1030">3.10</text:span><text:span text:style-name="T1031"><text:tab/></text:span><text:span text:style-name="T1032"><text:tab/></text:span><text:span text:style-name="T1033"><text:tab/>Move appointment</text:span><text:span text:style-name="T1034"><text:line-break/></text:span><text:span text:style-name="T1035"><text:line-break/></text:span><text:span text:style-name="T1036">Trig</text:span><text:span text:style-name="T1037">ger</text:span><text:span text:style-name="T1038"><text:line-break/></text:span><text:span text:style-name="T1039">The user holds an appointment element and wants to move it in Schema.</text:span><text:span text:style-name="T1040"><text:line-break/></text:span><text:soft-page-break/><text:span text:style-name="T1041">Precondition</text:span><text:span text:style-name="T1042"><text:line-break/></text:span><text:span text:style-name="T1043">The user is in Schema.</text:span><text:span text:style-name="T1044"><text:line-break/></text:span><text:span text:style-name="T1045">Basic path</text:span><text:span text:style-name="T1046"><text:line-break/></text:span><text:span text:style-name="T1047">The user can move around an appointment in Schema</text:span><text:span text:style-name="T1048"><text:line-break/></text:span><text:span text:style-name="T1049">Exception path</text:span><text:span text:style-name="T1050"><text:line-break/></text:span><text:span text:style-name="T1051">No exception path</text:span><text:span text:style-name="T1052"><text:line-break/></text:span><text:span text:style-name="T1053">Post condition</text:span><text:span text:style-name="T1054"><text:line-break/></text:span><text:span text:style-name="T1055">The user is in Schema with the appoin</text:span><text:span text:style-name="T1056">tment moved from one place to the other.</text:span><text:span text:style-name="T1057"><text:line-break/></text:span><text:span text:style-name="T1058">Author</text:span><text:span text:style-name="T1059"><text:line-break/></text:span><text:span text:style-name="T1060">JS</text:span><text:span text:style-name="T1061"><text:line-break/></text:span><text:span text:style-name="T1062"><text:line-break/></text:span><text:span text:style-name="T1063">3.11</text:span><text:span text:style-name="T1064"><text:tab/></text:span><text:span text:style-name="T1065"><text:tab/></text:span><text:span text:style-name="T1066"><text:tab/>Delete appointment</text:span><text:span text:style-name="T1067"><text:line-break/></text:span><text:span text:style-name="T1068"><text:line-break/></text:span><text:span text:style-name="T1069">Trigger</text:span><text:span text:style-name="T1070"><text:line-break/></text:span><text:span text:style-name="T1071">The presses delete on an appointment element in Schema.</text:span><text:span text:style-name="T1072"><text:line-break/></text:span><text:span text:style-name="T1073">Precondition</text:span><text:span text:style-name="T1074"><text:line-break/></text:span><text:span text:style-name="T1075">The user is in Schema.</text:span><text:span text:style-name="T1076"><text:line-break/></text:span><text:span text:style-name="T1077">Basic path</text:span><text:span text:style-name="T1078"><text:line-break/></text:span><text:span text:style-name="T1079">The user can delete an appointment in Schema</text:span><text:span text:style-name="T1080"><text:line-break/></text:span><text:span text:style-name="T1081">Exception path</text:span><text:span text:style-name="T1082"><text:line-break/></text:span><text:span text:style-name="T1083">No exc</text:span><text:span text:style-name="T1084">eption path</text:span><text:span text:style-name="T1085"><text:line-break/></text:span><text:span text:style-name="T1086">Post condition</text:span><text:span text:style-name="T1087"><text:line-break/></text:span><text:span text:style-name="T1088">The user is in Schema with the appointment deleted.</text:span><text:span text:style-name="T1089"><text:line-break/></text:span><text:span text:style-name="T1090">Author</text:span><text:span text:style-name="T1091"><text:line-break/></text:span><text:span text:style-name="T1092">JS</text:span><text:span text:style-name="T1093"><text:line-break/></text:span><text:span text:style-name="T1094"><text:line-break/></text:span><text:span text:style-name="T1095">3.12</text:span><text:span text:style-name="T1096"><text:tab/></text:span><text:span text:style-name="T1097"><text:tab/></text:span><text:span text:style-name="T1098"><text:tab/>Move sleep element</text:span><text:span text:style-name="T1099"><text:line-break/></text:span><text:span text:style-name="T1100"><text:line-break/></text:span><text:span text:style-name="T1101">Trigger</text:span><text:span text:style-name="T1102"><text:line-break/></text:span><text:span text:style-name="T1103">The user holds an sleep element and wants to move it in Schema.</text:span><text:span text:style-name="T1104"><text:line-break/></text:span><text:span text:style-name="T1105">Precondition</text:span><text:span text:style-name="T1106"><text:line-break/></text:span><text:span text:style-name="T1107">The user is in Schema.</text:span><text:span text:style-name="T1108"><text:line-break/></text:span><text:span text:style-name="T1109">Basic path</text:span><text:span text:style-name="T1110"><text:line-break/></text:span><text:span text:style-name="T1111">The user can move<text:s/></text:span><text:span text:style-name="T1112">around a sleep element in Schema</text:span><text:span text:style-name="T1113"><text:line-break/></text:span><text:span text:style-name="T1114">Exception path</text:span><text:span text:style-name="T1115"><text:line-break/></text:span><text:span text:style-name="T1116">No exception path</text:span><text:span text:style-name="T1117"><text:line-break/></text:span><text:span text:style-name="T1118">Post condition</text:span><text:span text:style-name="T1119"><text:line-break/></text:span><text:span text:style-name="T1120">The user is in Schema with the sleep element moved from one place to the other.</text:span><text:span text:style-name="T1121"><text:line-break/></text:span><text:span text:style-name="T1122">Author</text:span><text:span text:style-name="T1123"><text:line-break/></text:span><text:span text:style-name="T1124">JS</text:span><text:span text:style-name="T1125"><text:line-break/></text:span><text:span text:style-name="T1126"><text:line-break/></text:span><text:span text:style-name="T1127"><text:line-break/></text:span><text:span text:style-name="T1128">3.13</text:span><text:span text:style-name="T1129"><text:tab/></text:span><text:span text:style-name="T1130"><text:tab/></text:span><text:span text:style-name="T1131"><text:tab/>Move entire sleep group element</text:span><text:span text:style-name="T1132"><text:line-break/></text:span><text:span text:style-name="T1133"><text:line-break/></text:span><text:span text:style-name="T1134">Trigger</text:span><text:span text:style-name="T1135"><text:line-break/></text:span><text:span text:style-name="T1136">The user holds an sleep group eleme</text:span><text:span text:style-name="T1137">nt and wants to move it in Schema.</text:span><text:span text:style-name="T1138"><text:line-break/></text:span><text:span text:style-name="T1139">Precondition</text:span><text:span text:style-name="T1140"><text:line-break/></text:span><text:span text:style-name="T1141">The user is in Schema.</text:span><text:span text:style-name="T1142"><text:line-break/></text:span><text:span text:style-name="T1143">Basic path</text:span><text:span text:style-name="T1144"><text:line-break/></text:span><text:span text:style-name="T1145">The user can move around a sleep group element in Schema</text:span><text:span text:style-name="T1146"><text:line-break/></text:span><text:span text:style-name="T1147">Exception path</text:span><text:span text:style-name="T1148"><text:line-break/></text:span><text:span text:style-name="T1149">No exception path</text:span><text:span text:style-name="T1150"><text:line-break/></text:span><text:span text:style-name="T1151">Post condition</text:span><text:span text:style-name="T1152"><text:line-break/></text:span><text:soft-page-break/><text:span text:style-name="T1153">The user is in Schema with the whole sleep cycle (sleep group element</text:span><text:span text:style-name="T1154">) moved from one place to the other.</text:span><text:span text:style-name="T1155"><text:line-break/></text:span><text:span text:style-name="T1156">Author</text:span><text:span text:style-name="T1157"><text:line-break/></text:span><text:span text:style-name="T1158">JS</text:span><text:span text:style-name="T1159"><text:line-break/></text:span><text:span text:style-name="T1160"><text:line-break/></text:span><text:span text:style-name="T1161">3.14</text:span><text:span text:style-name="T1162"><text:tab/></text:span><text:span text:style-name="T1163"><text:tab/></text:span><text:span text:style-name="T1164"><text:tab/>Warn the user when moving a sleep cycle</text:span><text:span text:style-name="T1165"><text:line-break/></text:span><text:span text:style-name="T1166"><text:line-break/></text:span><text:span text:style-name="T1167">Trigger</text:span><text:span text:style-name="T1168"><text:line-break/></text:span><text:span text:style-name="T1169">The user holds a sleep element or sleep group element and wants to move it in Schema.</text:span><text:span text:style-name="T1170"><text:line-break/></text:span><text:span text:style-name="T1171">Precondition</text:span><text:span text:style-name="T1172"><text:line-break/></text:span><text:span text:style-name="T1173">The user is in Schema.</text:span><text:span text:style-name="T1174"><text:line-break/></text:span><text:span text:style-name="T1175">Basic path</text:span><text:span text:style-name="T1176"><text:line-break/></text:span><text:span text:style-name="T1177">The user is warned<text:s/></text:span><text:span text:style-name="T1178">that this will not be healty</text:span><text:span text:style-name="T1179"><text:line-break/></text:span><text:span text:style-name="T1180">Exception path</text:span><text:span text:style-name="T1181"><text:line-break/></text:span><text:span text:style-name="T1182">No exception path</text:span><text:span text:style-name="T1183"><text:line-break/></text:span><text:span text:style-name="T1184">Post condition</text:span><text:span text:style-name="T1185"><text:line-break/></text:span><text:span text:style-name="T1186">The user is in Schema with the whole sleep cycle (sleep group element) moved from one place to the other OR the user has chosen to undo.</text:span><text:span text:style-name="T1187"><text:line-break/></text:span><text:span text:style-name="T1188">Author</text:span><text:span text:style-name="T1189"><text:line-break/></text:span><text:span text:style-name="T1190">JS</text:span><text:span text:style-name="T1191"><text:line-break/></text:span><text:span text:style-name="T1192"><text:line-break/></text:span><text:span text:style-name="T1193">3.15</text:span><text:span text:style-name="T1194"><text:tab/></text:span><text:span text:style-name="T1195"><text:tab/></text:span><text:span text:style-name="T1196"><text:tab/>Use different colors for</text:span><text:span text:style-name="T1197"><text:s/>different appointments.</text:span><text:span text:style-name="T1198"><text:line-break/></text:span><text:span text:style-name="T1199"><text:line-break/></text:span><text:span text:style-name="T1200">Trigger</text:span><text:span text:style-name="T1201"><text:line-break/></text:span><text:span text:style-name="T1202">The user has added an appointment in Schema.</text:span><text:span text:style-name="T1203"><text:line-break/></text:span><text:span text:style-name="T1204">Precondition</text:span><text:span text:style-name="T1205"><text:line-break/></text:span><text:span text:style-name="T1206">The user is in Schema.</text:span><text:span text:style-name="T1207"><text:line-break/></text:span><text:span text:style-name="T1208">Basic path</text:span><text:span text:style-name="T1209"><text:line-break/></text:span><text:span text:style-name="T1210">The user will now see the appointments in other color than sleep elements</text:span><text:span text:style-name="T1211"><text:line-break/></text:span><text:span text:style-name="T1212">Exception path</text:span><text:span text:style-name="T1213"><text:line-break/></text:span><text:span text:style-name="T1214">No exception path</text:span><text:span text:style-name="T1215"><text:line-break/></text:span><text:span text:style-name="T1216">Post condition</text:span><text:span text:style-name="T1217"><text:line-break/></text:span><text:span text:style-name="T1218">The user</text:span><text:span text:style-name="T1219"><text:s/>is in schema, with an understanding of what is sleep elements and what isn’t</text:span><text:span text:style-name="T1220"><text:line-break/></text:span><text:span text:style-name="T1221">Author</text:span><text:span text:style-name="T1222"><text:line-break/></text:span><text:span text:style-name="T1223">JS</text:span><text:span text:style-name="T1224"><text:line-break/></text:span><text:span text:style-name="T1225"><text:line-break/></text:span><text:span text:style-name="T1226">3.16<text:s/></text:span><text:span text:style-name="T1227"><text:tab/></text:span><text:span text:style-name="T1228"><text:tab/></text:span><text:span text:style-name="T1229"><text:tab/>Add information about an appointment</text:span><text:span text:style-name="T1230"><text:line-break/></text:span><text:span text:style-name="T1231"><text:line-break/></text:span><text:span text:style-name="T1232">Trigger</text:span><text:span text:style-name="T1233"><text:line-break/></text:span><text:span text:style-name="T1234">The user presses add appointment in Schema.</text:span><text:span text:style-name="T1235"><text:line-break/></text:span><text:span text:style-name="T1236">Precondition</text:span><text:span text:style-name="T1237"><text:line-break/></text:span><text:span text:style-name="T1238">The user is in Schema.</text:span><text:span text:style-name="T1239"><text:line-break/></text:span><text:span text:style-name="T1240">Basic path</text:span><text:span text:style-name="T1241"><text:line-break/></text:span><text:span text:style-name="T1242">The user can add infor</text:span><text:span text:style-name="T1243">mation about the appointment in the add appointment window</text:span><text:span text:style-name="T1244"><text:line-break/></text:span><text:span text:style-name="T1245">Exception path</text:span><text:span text:style-name="T1246"><text:line-break/></text:span><text:span text:style-name="T1247">No exception path</text:span><text:span text:style-name="T1248"><text:line-break/></text:span><text:span text:style-name="T1249">Post condition</text:span><text:span text:style-name="T1250"><text:line-break/></text:span><text:span text:style-name="T1251">The user is in add appointment window.</text:span><text:span text:style-name="T1252"><text:line-break/></text:span><text:span text:style-name="T1253">Author</text:span><text:span text:style-name="T1254"><text:line-break/></text:span><text:span text:style-name="T1255">JS</text:span><text:span text:style-name="T1256"><text:line-break/></text:span><text:span text:style-name="T1257"><text:line-break/></text:span><text:span text:style-name="T1258">3.17</text:span><text:span text:style-name="T1259"><text:tab/></text:span><text:span text:style-name="T1260"><text:tab/></text:span><text:span text:style-name="T1261"><text:tab/>Change information about an appointment</text:span><text:span text:style-name="T1262"><text:line-break/></text:span><text:span text:style-name="T1263"><text:line-break/></text:span><text:soft-page-break/><text:span text:style-name="T1264">Trigger</text:span><text:span text:style-name="T1265"><text:line-break/></text:span><text:span text:style-name="T1266">The user has added an appointment in Schema</text:span><text:span text:style-name="T1267">.</text:span><text:span text:style-name="T1268"><text:line-break/></text:span><text:span text:style-name="T1269">Precondition</text:span><text:span text:style-name="T1270"><text:line-break/></text:span><text:span text:style-name="T1271">The user is in Schema.</text:span><text:span text:style-name="T1272"><text:line-break/></text:span><text:span text:style-name="T1273">Basic path</text:span><text:span text:style-name="T1274"><text:line-break/></text:span><text:span text:style-name="T1275">The user can press an appointment and choose “edit appointment”. this will take the user to the add a</text:span><text:span text:style-name="T1276">p</text:span><text:span text:style-name="T1277">pointment window for that appointment.</text:span><text:span text:style-name="T1278"><text:line-break/></text:span><text:span text:style-name="T1279">Exception path</text:span><text:span text:style-name="T1280"><text:line-break/></text:span><text:span text:style-name="T1281">No exception path</text:span><text:span text:style-name="T1282"><text:line-break/></text:span><text:span text:style-name="T1283">Post condition</text:span><text:span text:style-name="T1284"><text:line-break/></text:span><text:span text:style-name="T1285">The user is in add</text:span><text:span text:style-name="T1286"><text:s/>appointment window.</text:span><text:span text:style-name="T1287"><text:line-break/></text:span><text:span text:style-name="T1288">Author</text:span><text:span text:style-name="T1289"><text:line-break/></text:span><text:span text:style-name="T1290">JS</text:span><text:span text:style-name="T1291"><text:line-break/></text:span><text:span text:style-name="T1292"><text:line-break/></text:span><text:span text:style-name="T1293">3.18</text:span><text:span text:style-name="T1294"><text:tab/></text:span><text:span text:style-name="T1295"><text:tab/></text:span><text:span text:style-name="T1296"><text:tab/>Delete information about an appointment</text:span><text:span text:style-name="T1297"><text:line-break/></text:span><text:span text:style-name="T1298"><text:line-break/></text:span><text:span text:style-name="T1299">Trigger</text:span><text:span text:style-name="T1300"><text:line-break/></text:span><text:span text:style-name="T1301">The user has chosen “edit appointment” in Schema.</text:span><text:span text:style-name="T1302"><text:line-break/></text:span><text:span text:style-name="T1303">Precondition</text:span><text:span text:style-name="T1304"><text:line-break/></text:span><text:span text:style-name="T1305">The user is in Schema.</text:span><text:span text:style-name="T1306"><text:line-break/></text:span><text:span text:style-name="T1307">Basic path</text:span><text:span text:style-name="T1308"><text:line-break/></text:span><text:span text:style-name="T1309">The user can remove the information about the appointment</text:span><text:span text:style-name="T1310"><text:line-break/></text:span><text:span text:style-name="T1311">Exception pat</text:span><text:span text:style-name="T1312">h</text:span><text:span text:style-name="T1313"><text:line-break/></text:span><text:span text:style-name="T1314">No exception path</text:span><text:span text:style-name="T1315"><text:line-break/></text:span><text:span text:style-name="T1316">Post condition</text:span><text:span text:style-name="T1317"><text:line-break/></text:span><text:span text:style-name="T1318">The user is in add appointment window.</text:span><text:span text:style-name="T1319"><text:line-break/></text:span><text:span text:style-name="T1320">Author</text:span><text:span text:style-name="T1321"><text:line-break/></text:span><text:span text:style-name="T1322">JS</text:span><text:span text:style-name="T1323"><text:line-break/></text:span><text:span text:style-name="T1324"><text:line-break/></text:span><text:span text:style-name="T1325">3.19</text:span><text:span text:style-name="T1326"><text:tab/></text:span><text:span text:style-name="T1327"><text:tab/></text:span><text:span text:style-name="T1328"><text:tab/>There is a back button from Schema</text:span><text:span text:style-name="T1329"><text:line-break/></text:span><text:span text:style-name="T1330"><text:line-break/></text:span><text:span text:style-name="T1331">Trigger</text:span><text:span text:style-name="T1332"><text:line-break/></text:span><text:span text:style-name="T1333">The user chooses to go back to the menu, and presses the back arrow</text:span><text:span text:style-name="T1334"><text:line-break/></text:span><text:span text:style-name="T1335">Precondition</text:span><text:span text:style-name="T1336"><text:line-break/></text:span><text:span text:style-name="T1337">The user is in schema.</text:span><text:span text:style-name="T1338"><text:line-break/></text:span><text:span text:style-name="T1339">Basic path</text:span><text:span text:style-name="T1340"><text:line-break/></text:span><text:span text:style-name="T1341">The u</text:span><text:span text:style-name="T1342">ser is returned to the menu</text:span><text:span text:style-name="T1343"><text:line-break/></text:span><text:span text:style-name="T1344">Exception path</text:span><text:span text:style-name="T1345"><text:line-break/></text:span><text:span text:style-name="T1346">No exception path</text:span><text:span text:style-name="T1347"><text:line-break/></text:span><text:span text:style-name="T1348">Post condition</text:span><text:span text:style-name="T1349"><text:line-break/></text:span><text:span text:style-name="T1350">The application is running in Menu.</text:span><text:span text:style-name="T1351"><text:line-break/></text:span><text:span text:style-name="T1352">Author</text:span><text:span text:style-name="T1353"><text:line-break/></text:span><text:span text:style-name="T1354">JS</text:span><text:span text:style-name="T1355"><text:line-break/></text:span><text:span text:style-name="T1356"><text:line-break/></text:span><text:span text:style-name="T1357">3.20</text:span><text:span text:style-name="T1358"><text:tab/></text:span><text:span text:style-name="T1359"><text:tab/></text:span><text:span text:style-name="T1360"><text:tab/>Schema must start from current day</text:span><text:span text:style-name="T1361"><text:line-break/></text:span><text:span text:style-name="T1362"><text:line-break/></text:span><text:span text:style-name="T1363">Trigger</text:span><text:span text:style-name="T1364"><text:line-break/></text:span><text:span text:style-name="T1365">The user chooses to go Schema</text:span><text:span text:style-name="T1366"><text:line-break/></text:span><text:span text:style-name="T1367">Precondition</text:span><text:span text:style-name="T1368"><text:line-break/></text:span><text:span text:style-name="T1369">The user is in Menu.</text:span><text:span text:style-name="T1370"><text:line-break/></text:span><text:span text:style-name="T1371">Basic path</text:span><text:span text:style-name="T1372"><text:line-break/></text:span><text:span text:style-name="T1373">The schema is on current day</text:span><text:span text:style-name="T1374"><text:line-break/></text:span><text:span text:style-name="T1375">Exception path</text:span><text:span text:style-name="T1376"><text:line-break/></text:span><text:span text:style-name="T1377">No exception path</text:span><text:span text:style-name="T1378"><text:line-break/></text:span><text:soft-page-break/><text:span text:style-name="T1379">Post condition</text:span><text:span text:style-name="T1380"><text:line-break/></text:span><text:span text:style-name="T1381">The application is running in Schema</text:span><text:span text:style-name="T1382">.</text:span><text:span text:style-name="T1383"><text:line-break/></text:span><text:span text:style-name="T1384">Author</text:span><text:span text:style-name="T1385"><text:line-break/></text:span><text:span text:style-name="T1386">JS</text:span><text:span text:style-name="T1387"><text:line-break/></text:span></text:p>
      <text:p text:style-name="P1388"><text:span text:style-name="T1389"><text:line-break/></text:span><text:span text:style-name="T1390">4.01 Sleep style is illustrated on the schema</text:span></text:p>
      <text:p text:style-name="P1391"><text:span text:style-name="T1392"><text:line-break/></text:span><text:span text:style-name="T1393">Trigger</text:span><text:span text:style-name="T1394"><text:line-break/></text:span><text:span text:style-name="T1395">The user chooses to go to schema.</text:span><text:span text:style-name="T1396"><text:line-break/></text:span><text:span text:style-name="T1397">Precondition</text:span><text:span text:style-name="T1398"><text:line-break/></text:span><text:span text:style-name="T1399">The user is in Menu.</text:span><text:span text:style-name="T1400"><text:line-break/></text:span><text:span text:style-name="T1401">Basic<text:s/></text:span><text:span text:style-name="T1402">path</text:span><text:span text:style-name="T1403"><text:line-break/></text:span><text:span text:style-name="T1404">The sleep elements are visible on the schema.</text:span><text:span text:style-name="T1405"><text:line-break/></text:span><text:span text:style-name="T1406">Exception path</text:span><text:span text:style-name="T1407"><text:line-break/></text:span><text:span text:style-name="T1408">Sleep elements are not visible.</text:span><text:span text:style-name="T1409"><text:line-break/></text:span><text:span text:style-name="T1410">Post condition</text:span><text:span text:style-name="T1411"><text:line-break/></text:span><text:span text:style-name="T1412">The user is in Schema, watching the sleep elements</text:span><text:span text:style-name="T1413"><text:line-break/></text:span><text:span text:style-name="T1414">Author</text:span><text:span text:style-name="T1415"><text:line-break/></text:span><text:span text:style-name="T1416">JS</text:span><text:span text:style-name="T1417"><text:tab/></text:span><text:span text:style-name="T1418"><text:tab/></text:span><text:span text:style-name="T1419"><text:tab/></text:span><text:span text:style-name="T1420"><text:line-break/></text:span></text:p>
      <text:p text:style-name="P1421"><text:span text:style-name="T1422">4.02 The sleep style is illustrated in black color</text:span></text:p>
      <text:p text:style-name="P1423"><text:span text:style-name="T1424">Trigger</text:span><text:span text:style-name="T1425"><text:line-break/></text:span><text:span text:style-name="T1426">The user chooses to</text:span><text:span text:style-name="T1427"><text:s/>go to schema.</text:span><text:span text:style-name="T1428"><text:line-break/></text:span><text:span text:style-name="T1429">Precondition</text:span><text:span text:style-name="T1430"><text:line-break/></text:span><text:span text:style-name="T1431">The user is in Menu.</text:span><text:span text:style-name="T1432"><text:line-break/></text:span><text:span text:style-name="T1433">Basic path</text:span><text:span text:style-name="T1434"><text:line-break/></text:span><text:span text:style-name="T1435">The sleep elements are shown in black on the schema.</text:span><text:span text:style-name="T1436"><text:line-break/></text:span><text:span text:style-name="T1437">Exception path</text:span><text:span text:style-name="T1438"><text:line-break/></text:span><text:span text:style-name="T1439">Sleep elements are not visible.</text:span><text:span text:style-name="T1440"><text:line-break/></text:span><text:span text:style-name="T1441">Sleep elements are not in black.</text:span><text:span text:style-name="T1442"><text:line-break/></text:span><text:span text:style-name="T1443">Post condition</text:span><text:span text:style-name="T1444"><text:line-break/></text:span><text:span text:style-name="T1445">The user is in Schema, watching the black sleep<text:s/></text:span><text:span text:style-name="T1446">elements</text:span><text:span text:style-name="T1447"><text:line-break/></text:span><text:span text:style-name="T1448">Author</text:span><text:span text:style-name="T1449"><text:line-break/></text:span><text:span text:style-name="T1450">JS</text:span><text:span text:style-name="T1451"><text:tab/></text:span><text:span text:style-name="T1452"><text:tab/></text:span><text:span text:style-name="T1453"><text:tab/></text:span></text:p>
      <text:p text:style-name="P1454"><text:span text:style-name="T1455">4.03 Each sleep element has a start time</text:span></text:p>
      <text:p text:style-name="P1456"><text:span text:style-name="T1457">Trigger</text:span><text:span text:style-name="T1458"><text:line-break/></text:span><text:span text:style-name="T1459">The user chooses to go to schema.</text:span><text:span text:style-name="T1460"><text:line-break/></text:span><text:span text:style-name="T1461">Precondition</text:span><text:span text:style-name="T1462"><text:line-break/></text:span><text:span text:style-name="T1463">The user is in Menu.</text:span><text:span text:style-name="T1464"><text:line-break/></text:span><text:span text:style-name="T1465">Basic path</text:span><text:span text:style-name="T1466"><text:line-break/></text:span><text:span text:style-name="T1467">The sleep elements have a starting time</text:span><text:span text:style-name="T1468"><text:line-break/></text:span><text:span text:style-name="T1469">Exception path</text:span><text:span text:style-name="T1470"><text:line-break/></text:span><text:span text:style-name="T1471">No exception path</text:span><text:span text:style-name="T1472"><text:line-break/></text:span><text:span text:style-name="T1473">Post condition</text:span><text:span text:style-name="T1474"><text:line-break/></text:span><text:span text:style-name="T1475">The user is in the</text:span><text:span text:style-name="T1476"><text:s/>schema</text:span><text:span text:style-name="T1477"><text:line-break/></text:span><text:span text:style-name="T1478">Author</text:span><text:span text:style-name="T1479"><text:line-break/></text:span><text:span text:style-name="T1480">JS</text:span><text:span text:style-name="T1481"><text:line-break/></text:span></text:p>
      <text:p text:style-name="P1482"><text:span text:style-name="T1483">4.04 Each sleep element has a stop time</text:span></text:p>
      <text:p text:style-name="P1484"><text:span text:style-name="T1485">Trigger</text:span><text:span text:style-name="T1486"><text:line-break/></text:span><text:span text:style-name="T1487">The user chooses to go to schema.</text:span><text:span text:style-name="T1488"><text:line-break/></text:span><text:span text:style-name="T1489">Precondition</text:span><text:span text:style-name="T1490"><text:line-break/></text:span><text:span text:style-name="T1491">The user is in Menu.</text:span><text:span text:style-name="T1492"><text:line-break/></text:span><text:span text:style-name="T1493">Basic path</text:span><text:span text:style-name="T1494"><text:line-break/></text:span><text:span text:style-name="T1495">The sleep elements have a ending time</text:span><text:span text:style-name="T1496"><text:line-break/></text:span><text:soft-page-break/><text:span text:style-name="T1497">Exception path</text:span><text:span text:style-name="T1498"><text:line-break/></text:span><text:span text:style-name="T1499">No exception path</text:span><text:span text:style-name="T1500"><text:line-break/></text:span><text:span text:style-name="T1501">Post condition</text:span><text:span text:style-name="T1502"><text:line-break/></text:span><text:span text:style-name="T1503">The user is in the schem</text:span><text:span text:style-name="T1504">a</text:span><text:span text:style-name="T1505"><text:line-break/></text:span><text:span text:style-name="T1506">Author</text:span><text:span text:style-name="T1507"><text:line-break/></text:span><text:span text:style-name="T1508">JS</text:span><text:span text:style-name="T1509"><text:tab/></text:span><text:span text:style-name="T1510"><text:tab/></text:span></text:p>
      <text:p text:style-name="P1511"><text:span text:style-name="T1512">4.05 The sleep elements should be a layer on the schema</text:span></text:p>
      <text:p text:style-name="P1513"><text:span text:style-name="T1514"><text:line-break/></text:span><text:span text:style-name="T1515">Trigger</text:span><text:span text:style-name="T1516"><text:line-break/></text:span><text:span text:style-name="T1517">The user chooses to go to schema.</text:span><text:span text:style-name="T1518"><text:line-break/></text:span><text:span text:style-name="T1519">Precondition</text:span><text:span text:style-name="T1520"><text:line-break/></text:span><text:span text:style-name="T1521">The user is in Menu.</text:span><text:span text:style-name="T1522"><text:line-break/></text:span><text:span text:style-name="T1523">Basic path</text:span><text:span text:style-name="T1524"><text:line-break/></text:span><text:span text:style-name="T1525">The sleep elements are detachable from the schema</text:span><text:span text:style-name="T1526"><text:line-break/></text:span><text:span text:style-name="T1527">Exception path</text:span><text:span text:style-name="T1528"><text:line-break/></text:span><text:span text:style-name="T1529">The sleep elements are locked to<text:s/></text:span><text:span text:style-name="T1530">the schema</text:span><text:span text:style-name="T1531"><text:line-break/></text:span><text:span text:style-name="T1532">Post condition</text:span><text:span text:style-name="T1533"><text:line-break/></text:span><text:span text:style-name="T1534">The user is in the schema</text:span><text:span text:style-name="T1535"><text:line-break/></text:span><text:span text:style-name="T1536">Author</text:span><text:span text:style-name="T1537"><text:line-break/></text:span><text:span text:style-name="T1538">JS</text:span><text:span text:style-name="T1539"><text:line-break/></text:span><text:span text:style-name="T1540"><text:line-break/></text:span><text:span text:style-name="T1541">4.06 The sleep elements should be able to be hidden from the schema, with on/off function  </text:span><text:span text:style-name="T1542"><text:line-break/></text:span><text:span text:style-name="T1543"><text:line-break/></text:span><text:span text:style-name="T1544">Trigger</text:span><text:span text:style-name="T1545"><text:line-break/></text:span><text:span text:style-name="T1546">The user chooses to go deactivate the sleep elements</text:span><text:span text:style-name="T1547"><text:line-break/></text:span><text:span text:style-name="T1548">Precondition</text:span><text:span text:style-name="T1549"><text:line-break/></text:span><text:span text:style-name="T1550">The user is in Schema.</text:span><text:span text:style-name="T1551"><text:line-break/></text:span><text:span text:style-name="T1552">Basic path</text:span><text:span text:style-name="T1553"><text:line-break/></text:span><text:span text:style-name="T1554">The sleep elements have an on/off button</text:span><text:span text:style-name="T1555"><text:line-break/></text:span><text:span text:style-name="T1556">Exception path</text:span><text:span text:style-name="T1557"><text:line-break/></text:span><text:span text:style-name="T1558">No exception path</text:span><text:span text:style-name="T1559"><text:line-break/></text:span><text:span text:style-name="T1560">Post condition</text:span><text:span text:style-name="T1561"><text:line-break/></text:span><text:span text:style-name="T1562">The user is in the schema. The sleep elements are turned off.</text:span><text:span text:style-name="T1563"><text:line-break/></text:span><text:span text:style-name="T1564">Author</text:span><text:span text:style-name="T1565"><text:line-break/></text:span><text:span text:style-name="T1566">JS</text:span><text:span text:style-name="T1567"><text:s/></text:span><text:span text:style-name="T1568"><text:line-break/></text:span><text:span text:style-name="T1569"><text:line-break/></text:span><text:span text:style-name="T1570"><text:line-break/></text:span><text:span text:style-name="T1571"><text:line-break/></text:span><text:span text:style-name="T1572">5.01<text:s/></text:span><text:span text:style-name="T1573">The program should include an Alarm function</text:span><text:span text:style-name="T1574"><text:s/></text:span><text:span text:style-name="T1575"><text:line-break/></text:span><text:span text:style-name="T1576"><text:line-break/></text:span><text:span text:style-name="T1577">Trigger</text:span><text:span text:style-name="T1578"><text:line-break/></text:span><text:span text:style-name="T1579">The user goes to Ala</text:span><text:span text:style-name="T1580">rms.</text:span><text:span text:style-name="T1581"><text:line-break/></text:span><text:span text:style-name="T1582">Precondition</text:span><text:span text:style-name="T1583"><text:line-break/></text:span><text:span text:style-name="T1584">The user is in Menu.</text:span><text:span text:style-name="T1585"><text:line-break/></text:span><text:span text:style-name="T1586">Basic path</text:span><text:span text:style-name="T1587"><text:line-break/></text:span><text:span text:style-name="T1588">The alarms are visible.</text:span><text:span text:style-name="T1589"><text:line-break/></text:span><text:span text:style-name="T1590">Exception path</text:span><text:span text:style-name="T1591"><text:line-break/></text:span><text:span text:style-name="T1592">Alarms are not visible.</text:span><text:span text:style-name="T1593"><text:line-break/></text:span><text:span text:style-name="T1594">Post condition</text:span><text:span text:style-name="T1595"><text:line-break/></text:span><text:span text:style-name="T1596">The user is in Alarms, watching the alarms</text:span><text:span text:style-name="T1597"><text:line-break/></text:span><text:span text:style-name="T1598">Author</text:span><text:span text:style-name="T1599"><text:line-break/></text:span><text:span text:style-name="T1600">JS</text:span><text:span text:style-name="T1601"><text:line-break/></text:span><text:span text:style-name="T1602"><text:tab/></text:span><text:span text:style-name="T1603"><text:tab/></text:span><text:span text:style-name="T1604"><text:line-break/></text:span><text:soft-page-break/><text:span text:style-name="T1605">5.02<text:s/></text:span><text:span text:style-name="T1606">Automatically create an Alarm to awaken the user after every sleep<text:s/></text:span><text:span text:style-name="T1607">element</text:span><text:span text:style-name="T1608"><text:line-break/></text:span><text:span text:style-name="T1609"><text:line-break/></text:span><text:span text:style-name="T1610">Trigger</text:span><text:span text:style-name="T1611"><text:line-break/></text:span><text:span text:style-name="T1612">The user chooses a sleep style</text:span><text:span text:style-name="T1613"><text:line-break/></text:span><text:span text:style-name="T1614">Precondition</text:span><text:span text:style-name="T1615"><text:line-break/></text:span><text:span text:style-name="T1616">The user is in Schema.</text:span><text:span text:style-name="T1617"><text:line-break/></text:span><text:span text:style-name="T1618">Basic path</text:span><text:span text:style-name="T1619"><text:line-break/></text:span><text:span text:style-name="T1620">There is an alarm created for every sleep element</text:span><text:span text:style-name="T1621"><text:line-break/></text:span><text:span text:style-name="T1622">Exception path</text:span><text:span text:style-name="T1623"><text:line-break/></text:span><text:span text:style-name="T1624">No sleep style is chosen</text:span><text:span text:style-name="T1625"><text:line-break/></text:span><text:span text:style-name="T1626">Post condition</text:span><text:span text:style-name="T1627"><text:line-break/></text:span><text:span text:style-name="T1628">The user is in the schema.<text:s/></text:span><text:span text:style-name="T1629"><text:line-break/></text:span><text:span text:style-name="T1630">Author</text:span><text:span text:style-name="T1631"><text:line-break/></text:span><text:span text:style-name="T1632">JS</text:span><text:span text:style-name="T1633"><text:s/></text:span><text:span text:style-name="T1634"><text:line-break/></text:span><text:span text:style-name="T1635"><text:tab/></text:span><text:span text:style-name="T1636"><text:tab/></text:span><text:span text:style-name="T1637"><text:line-break/></text:span><text:span text:style-name="T1638">5.03<text:s/></text:span><text:span text:style-name="T1639">When the<text:s/></text:span><text:span text:style-name="T1640">alarm rings phone is automatically unlocked</text:span><text:span text:style-name="T1641"><text:s/> </text:span><text:span text:style-name="T1642"><text:line-break/></text:span><text:span text:style-name="T1643"><text:line-break/></text:span><text:span text:style-name="T1644">Trigger</text:span><text:span text:style-name="T1645"><text:line-break/></text:span><text:span text:style-name="T1646">The alarm rings</text:span><text:span text:style-name="T1647"><text:line-break/></text:span><text:span text:style-name="T1648">Precondition</text:span><text:span text:style-name="T1649"><text:line-break/></text:span><text:span text:style-name="T1650">The phone is locked</text:span><text:span text:style-name="T1651"><text:line-break/></text:span><text:span text:style-name="T1652">Basic path</text:span><text:span text:style-name="T1653"><text:line-break/></text:span><text:span text:style-name="T1654">The phone is unlocked when the alarm rings.</text:span><text:span text:style-name="T1655"><text:line-break/></text:span><text:span text:style-name="T1656">Exception path</text:span><text:span text:style-name="T1657"><text:line-break/></text:span><text:span text:style-name="T1658">The phone is not unlocked. The user has to unlock himself/herself.</text:span><text:span text:style-name="T1659"><text:line-break/></text:span><text:span text:style-name="T1660">Post condition</text:span><text:span text:style-name="T1661"><text:line-break/></text:span><text:span text:style-name="T1662">The user is in the alarms window</text:span><text:span text:style-name="T1663"><text:line-break/></text:span><text:span text:style-name="T1664">Author</text:span><text:span text:style-name="T1665"><text:line-break/></text:span><text:span text:style-name="T1666">JS</text:span><text:span text:style-name="T1667"><text:s/></text:span><text:span text:style-name="T1668"><text:line-break/></text:span><text:span text:style-name="T1669"><text:line-break/></text:span><text:span text:style-name="T1670">5.04<text:s/></text:span><text:span text:style-name="T1671">Possibility for user to select different Alarm-tone</text:span><text:span text:style-name="T1672"><text:line-break/></text:span><text:span text:style-name="T1673"><text:line-break/></text:span><text:span text:style-name="T1674">Trigger</text:span><text:span text:style-name="T1675"><text:line-break/></text:span><text:span text:style-name="T1676">The user chooses to edit the alarm</text:span><text:span text:style-name="T1677"><text:line-break/></text:span><text:span text:style-name="T1678">Precondition</text:span><text:span text:style-name="T1679"><text:line-break/></text:span><text:span text:style-name="T1680">The user is in Alarms.</text:span><text:span text:style-name="T1681"><text:line-break/></text:span><text:span text:style-name="T1682">Basic path</text:span><text:span text:style-name="T1683"><text:line-break/></text:span><text:span text:style-name="T1684">The user can change the alarm tone</text:span><text:span text:style-name="T1685"><text:line-break/></text:span><text:span text:style-name="T1686">Exception path</text:span><text:span text:style-name="T1687"><text:line-break/></text:span><text:span text:style-name="T1688">No exception<text:s/></text:span><text:span text:style-name="T1689">path</text:span><text:span text:style-name="T1690"><text:line-break/></text:span><text:span text:style-name="T1691">Post condition</text:span><text:span text:style-name="T1692"><text:line-break/></text:span><text:span text:style-name="T1693">The user is in alarm edit mode</text:span><text:span text:style-name="T1694"><text:line-break/></text:span><text:span text:style-name="T1695">Author</text:span><text:span text:style-name="T1696"><text:line-break/></text:span><text:span text:style-name="T1697">JS</text:span><text:span text:style-name="T1698"><text:s/></text:span><text:span text:style-name="T1699"><text:line-break/></text:span><text:span text:style-name="T1700"><text:line-break/></text:span><text:span text:style-name="T1701">5.05<text:s/></text:span><text:span text:style-name="T1702">Ability to use songs from the music library as Alarm-tones</text:span><text:span text:style-name="T1703"><text:line-break/></text:span><text:span text:style-name="T1704"><text:line-break/></text:span><text:span text:style-name="T1705">Trigger</text:span><text:span text:style-name="T1706"><text:line-break/></text:span><text:span text:style-name="T1707">The user chooses to edit the alarm</text:span><text:span text:style-name="T1708"><text:line-break/></text:span><text:span text:style-name="T1709">Precondition</text:span><text:span text:style-name="T1710"><text:line-break/></text:span><text:span text:style-name="T1711">The user is in Alarms.</text:span><text:span text:style-name="T1712"><text:line-break/></text:span><text:span text:style-name="T1713">Basic path</text:span><text:span text:style-name="T1714"><text:line-break/></text:span><text:span text:style-name="T1715">The user can choose music from music<text:s/></text:span><text:span text:style-name="T1716">library as alarm tone</text:span><text:span text:style-name="T1717"><text:line-break/></text:span><text:soft-page-break/><text:span text:style-name="T1718">Exception path</text:span><text:span text:style-name="T1719"><text:line-break/></text:span><text:span text:style-name="T1720">There is no music in music library</text:span><text:span text:style-name="T1721"><text:line-break/></text:span><text:span text:style-name="T1722">Post condition</text:span><text:span text:style-name="T1723"><text:line-break/></text:span><text:span text:style-name="T1724">The user is in alarm edit mode</text:span><text:span text:style-name="T1725"><text:line-break/></text:span><text:span text:style-name="T1726">Author</text:span><text:span text:style-name="T1727"><text:line-break/></text:span><text:span text:style-name="T1728">JS</text:span><text:span text:style-name="T1729"><text:s/></text:span><text:span text:style-name="T1730"><text:line-break/></text:span><text:span text:style-name="T1731"><text:line-break/></text:span><text:span text:style-name="T1732">5.06<text:s/></text:span><text:span text:style-name="T1733">The app comes with some pre installed Alarm-tones</text:span><text:span text:style-name="T1734"><text:s/> </text:span><text:span text:style-name="T1735"><text:line-break/></text:span><text:span text:style-name="T1736"><text:line-break/></text:span><text:span text:style-name="T1737">Trigger</text:span><text:span text:style-name="T1738"><text:line-break/></text:span><text:span text:style-name="T1739">The user chooses to edit the alarm</text:span><text:span text:style-name="T1740"><text:line-break/></text:span><text:span text:style-name="T1741">Precondition</text:span><text:span text:style-name="T1742"><text:line-break/></text:span><text:span text:style-name="T1743">The user is<text:s/></text:span><text:span text:style-name="T1744">in Alarms.</text:span><text:span text:style-name="T1745"><text:line-break/></text:span><text:span text:style-name="T1746">Basic path</text:span><text:span text:style-name="T1747"><text:line-break/></text:span><text:span text:style-name="T1748">The user can choose alarm tones that com with the app as alarm tone</text:span><text:span text:style-name="T1749"><text:line-break/></text:span><text:span text:style-name="T1750">Exception path</text:span><text:span text:style-name="T1751"><text:line-break/></text:span><text:span text:style-name="T1752">No exception path</text:span><text:span text:style-name="T1753"><text:line-break/></text:span><text:span text:style-name="T1754">Post condition</text:span><text:span text:style-name="T1755"><text:line-break/></text:span><text:span text:style-name="T1756">The user is in alarm edit mode</text:span><text:span text:style-name="T1757"><text:line-break/></text:span><text:span text:style-name="T1758">Author</text:span><text:span text:style-name="T1759"><text:line-break/></text:span><text:span text:style-name="T1760">JS</text:span><text:span text:style-name="T1761"><text:s/></text:span><text:span text:style-name="T1762"><text:tab/></text:span><text:span text:style-name="T1763"><text:tab/></text:span><text:span text:style-name="T1764"><text:line-break/></text:span><text:span text:style-name="T1765"><text:line-break/></text:span><text:span text:style-name="T1766">5.07<text:s/></text:span><text:span text:style-name="T1767">Confirmation message that the alarm-tone has been changed</text:span><text:span text:style-name="T1768"><text:line-break/></text:span><text:span text:style-name="T1769">Trigger</text:span><text:span text:style-name="T1770"><text:line-break/></text:span><text:span text:style-name="T1771">Th</text:span><text:span text:style-name="T1772">e user chooses to edit alarm tone</text:span><text:span text:style-name="T1773"><text:line-break/></text:span><text:span text:style-name="T1774">Precondition</text:span><text:span text:style-name="T1775"><text:line-break/></text:span><text:span text:style-name="T1776">The user is in alarm edit mode.</text:span><text:span text:style-name="T1777"><text:line-break/></text:span><text:span text:style-name="T1778">Basic path</text:span><text:span text:style-name="T1779"><text:line-break/></text:span><text:span text:style-name="T1780">There is a confirmation message after changing an alarm tone</text:span><text:span text:style-name="T1781"><text:line-break/></text:span><text:span text:style-name="T1782">Exception path</text:span><text:span text:style-name="T1783"><text:line-break/></text:span><text:span text:style-name="T1784">No exception path</text:span><text:span text:style-name="T1785"><text:line-break/></text:span><text:span text:style-name="T1786">Post condition</text:span><text:span text:style-name="T1787"><text:line-break/></text:span><text:span text:style-name="T1788">The user is in alarm edit mode</text:span><text:span text:style-name="T1789"><text:line-break/></text:span><text:span text:style-name="T1790">Author</text:span><text:span text:style-name="T1791"><text:line-break/></text:span><text:span text:style-name="T1792">JS</text:span><text:span text:style-name="T1793"><text:s/></text:span><text:span text:style-name="T1794"><text:line-break/></text:span><text:span text:style-name="T1795"><text:tab/></text:span><text:span text:style-name="T1796"><text:tab/></text:span><text:span text:style-name="T1797"><text:line-break/></text:span><text:span text:style-name="T1798"><text:line-break/></text:span><text:span text:style-name="T1799">5.08<text:s/></text:span><text:span text:style-name="T1800">Let<text:s/></text:span><text:span text:style-name="T1801">the user personify the Alarm-strength</text:span><text:span text:style-name="T1802"><text:line-break/></text:span><text:span text:style-name="T1803"><text:line-break/></text:span><text:span text:style-name="T1804">Trigger</text:span><text:span text:style-name="T1805"><text:line-break/></text:span><text:span text:style-name="T1806">The user chooses to edit the alarm</text:span><text:span text:style-name="T1807"><text:line-break/></text:span><text:span text:style-name="T1808">Precondition</text:span><text:span text:style-name="T1809"><text:line-break/></text:span><text:span text:style-name="T1810">The user is in Alarms.</text:span><text:span text:style-name="T1811"><text:line-break/></text:span><text:span text:style-name="T1812">Basic path</text:span><text:span text:style-name="T1813"><text:line-break/></text:span><text:span text:style-name="T1814">The user can choose alarm tone volume</text:span><text:span text:style-name="T1815"><text:line-break/></text:span><text:span text:style-name="T1816">Exception path</text:span><text:span text:style-name="T1817"><text:line-break/></text:span><text:span text:style-name="T1818">No exception path</text:span><text:span text:style-name="T1819"><text:line-break/></text:span><text:span text:style-name="T1820">Post condition</text:span><text:span text:style-name="T1821"><text:line-break/></text:span><text:span text:style-name="T1822">The user is in alarm edit mode</text:span><text:span text:style-name="T1823"><text:line-break/></text:span><text:span text:style-name="T1824">Author</text:span><text:span text:style-name="T1825"><text:line-break/></text:span><text:span text:style-name="T1826">JS</text:span><text:span text:style-name="T1827"><text:s/></text:span><text:span text:style-name="T1828"><text:tab/></text:span><text:span text:style-name="T1829"><text:tab/></text:span><text:span text:style-name="T1830"><text:tab/></text:span><text:span text:style-name="T1831"><text:tab/></text:span><text:span text:style-name="T1832"><text:line-break/></text:span><text:span text:style-name="T1833"><text:line-break/></text:span><text:span text:style-name="T1834">5.09<text:s/></text:span><text:span text:style-name="T1835">Message that the Alarm-strength has been modified</text:span><text:span text:style-name="T1836"><text:s/> </text:span><text:span text:style-name="T1837"><text:line-break/></text:span><text:soft-page-break/><text:span text:style-name="T1838"><text:line-break/></text:span><text:span text:style-name="T1839">Trigger</text:span><text:span text:style-name="T1840"><text:line-break/></text:span><text:span text:style-name="T1841">The user chooses to edit alarm volume</text:span><text:span text:style-name="T1842"><text:line-break/></text:span><text:span text:style-name="T1843">Precondition</text:span><text:span text:style-name="T1844"><text:line-break/></text:span><text:span text:style-name="T1845">The user is in alarm edit mode.</text:span><text:span text:style-name="T1846"><text:line-break/></text:span><text:span text:style-name="T1847">Basic path</text:span><text:span text:style-name="T1848"><text:line-break/></text:span><text:span text:style-name="T1849">There is a confirmation sound after changeing a alarm volume</text:span><text:span text:style-name="T1850"><text:line-break/></text:span><text:span text:style-name="T1851">Exception path</text:span><text:span text:style-name="T1852"><text:line-break/></text:span><text:span text:style-name="T1853">No exception p</text:span><text:span text:style-name="T1854">ath</text:span><text:span text:style-name="T1855"><text:line-break/></text:span><text:span text:style-name="T1856">Post condition</text:span><text:span text:style-name="T1857"><text:line-break/></text:span><text:span text:style-name="T1858">The user is in alarm edit mode</text:span><text:span text:style-name="T1859"><text:line-break/></text:span><text:span text:style-name="T1860">Author</text:span><text:span text:style-name="T1861"><text:line-break/></text:span><text:span text:style-name="T1862">JS</text:span><text:span text:style-name="T1863"><text:s/></text:span><text:span text:style-name="T1864"><text:tab/></text:span><text:span text:style-name="T1865"><text:line-break/></text:span><text:span text:style-name="T1866"><text:line-break/></text:span><text:span text:style-name="T1867">5.10<text:s/></text:span><text:span text:style-name="T1868">Alarm should include vibration.</text:span><text:span text:style-name="T1869"><text:s/> </text:span><text:span text:style-name="T1870"><text:line-break/></text:span><text:span text:style-name="T1871"><text:line-break/></text:span><text:span text:style-name="T1872">Trigger</text:span><text:span text:style-name="T1873"><text:line-break/></text:span><text:span text:style-name="T1874">The alarm is triggered.</text:span><text:span text:style-name="T1875"><text:line-break/></text:span><text:span text:style-name="T1876">Precondition</text:span><text:span text:style-name="T1877"><text:line-break/></text:span><text:span text:style-name="T1878">The phone is on.</text:span><text:span text:style-name="T1879"><text:line-break/></text:span><text:span text:style-name="T1880">Basic path</text:span><text:span text:style-name="T1881"><text:line-break/></text:span><text:span text:style-name="T1882">The alarm has a vibration</text:span><text:span text:style-name="T1883"><text:line-break/></text:span><text:span text:style-name="T1884">Exception path</text:span><text:span text:style-name="T1885"><text:line-break/></text:span><text:span text:style-name="T1886">No exception path</text:span><text:span text:style-name="T1887"><text:line-break/></text:span><text:span text:style-name="T1888">Post condition</text:span><text:span text:style-name="T1889"><text:line-break/></text:span><text:span text:style-name="T1890">The<text:s/></text:span><text:span text:style-name="T1891">user is in Alarms, awake</text:span><text:span text:style-name="T1892"><text:line-break/></text:span><text:span text:style-name="T1893">Author</text:span><text:span text:style-name="T1894"><text:line-break/></text:span><text:span text:style-name="T1895">JS</text:span><text:span text:style-name="T1896"><text:s/></text:span><text:span text:style-name="T1897"><text:tab/></text:span><text:span text:style-name="T1898"><text:line-break/></text:span><text:span text:style-name="T1899"><text:line-break/></text:span><text:span text:style-name="T1900">5.11<text:s/></text:span><text:span text:style-name="T1901">Possibility to turn of the sound of the alarm and only use vibration.<text:s/></text:span><text:span text:style-name="T1902"><text:line-break/></text:span><text:span text:style-name="T1903"><text:line-break/></text:span><text:span text:style-name="T1904">Trigger</text:span><text:span text:style-name="T1905"><text:line-break/></text:span><text:span text:style-name="T1906">The user chooses to edit alarm</text:span><text:span text:style-name="T1907"><text:line-break/></text:span><text:span text:style-name="T1908">Precondition</text:span><text:span text:style-name="T1909"><text:line-break/></text:span><text:span text:style-name="T1910">The user is in alarm edit mode.</text:span><text:span text:style-name="T1911"><text:line-break/></text:span><text:span text:style-name="T1912">Basic path</text:span><text:span text:style-name="T1913"><text:line-break/></text:span><text:span text:style-name="T1914">There is a possibility to have an alarm withou</text:span><text:span text:style-name="T1915">t alarm tone</text:span><text:span text:style-name="T1916"><text:line-break/></text:span><text:span text:style-name="T1917">Exception path</text:span><text:span text:style-name="T1918"><text:line-break/></text:span><text:span text:style-name="T1919">No exception path</text:span><text:span text:style-name="T1920"><text:line-break/></text:span><text:span text:style-name="T1921">Post condition</text:span><text:span text:style-name="T1922"><text:line-break/></text:span><text:span text:style-name="T1923">The user is in alarm edit mode</text:span><text:span text:style-name="T1924"><text:line-break/></text:span><text:span text:style-name="T1925">Author</text:span><text:span text:style-name="T1926"><text:line-break/></text:span><text:span text:style-name="T1927">JS</text:span><text:span text:style-name="T1928"><text:s/></text:span><text:span text:style-name="T1929"><text:tab/></text:span><text:span text:style-name="T1930"><text:tab/></text:span><text:span text:style-name="T1931"><text:line-break/></text:span><text:span text:style-name="T1932">5.12<text:s/></text:span><text:span text:style-name="T1933">One button for turning the alarm off, one for snooze.<text:s/></text:span><text:span text:style-name="T1934"><text:line-break/></text:span><text:span text:style-name="T1935"><text:line-break/></text:span><text:span text:style-name="T1936">Trigger</text:span><text:span text:style-name="T1937"><text:line-break/></text:span><text:span text:style-name="T1938">The alarm is triggered</text:span><text:span text:style-name="T1939"><text:line-break/></text:span><text:span text:style-name="T1940">Precondition</text:span><text:span text:style-name="T1941"><text:line-break/></text:span><text:span text:style-name="T1942">The phone is on</text:span><text:span text:style-name="T1943"><text:line-break/></text:span><text:span text:style-name="T1944">Basic path</text:span><text:span text:style-name="T1945"><text:line-break/></text:span><text:span text:style-name="T1946">There are two<text:s/></text:span><text:span text:style-name="T1947">buttons on the screen, snooze and turn off</text:span><text:span text:style-name="T1948"><text:line-break/></text:span><text:span text:style-name="T1949">Exception path</text:span><text:span text:style-name="T1950"><text:line-break/></text:span><text:span text:style-name="T1951">No exception path</text:span><text:span text:style-name="T1952"><text:line-break/></text:span><text:span text:style-name="T1953">Post condition</text:span><text:span text:style-name="T1954"><text:line-break/></text:span><text:soft-page-break/><text:span text:style-name="T1955">The user is in Alarms</text:span><text:span text:style-name="T1956"><text:line-break/></text:span><text:span text:style-name="T1957">Author</text:span><text:span text:style-name="T1958"><text:line-break/></text:span><text:span text:style-name="T1959">JS</text:span><text:span text:style-name="T1960"><text:s/></text:span><text:span text:style-name="T1961"><text:tab/></text:span><text:span text:style-name="T1962"><text:line-break/></text:span><text:span text:style-name="T1963"><text:line-break/></text:span><text:span text:style-name="T1964">5.13<text:s/></text:span><text:span text:style-name="T1965">Pre-defined snooze time is 5 minutes.<text:s/></text:span><text:span text:style-name="T1966"> </text:span><text:span text:style-name="T1967"><text:line-break/></text:span><text:span text:style-name="T1968"><text:line-break/></text:span><text:span text:style-name="T1969">Trigger</text:span><text:span text:style-name="T1970"><text:line-break/></text:span><text:span text:style-name="T1971">The alarm is triggered</text:span><text:span text:style-name="T1972"><text:line-break/></text:span><text:span text:style-name="T1973">Precondition</text:span><text:span text:style-name="T1974"><text:line-break/></text:span><text:span text:style-name="T1975">The phone is on</text:span><text:span text:style-name="T1976"><text:line-break/></text:span><text:span text:style-name="T1977">Basic path</text:span><text:span text:style-name="T1978"><text:line-break/></text:span><text:span text:style-name="T1979">There alarm h</text:span><text:span text:style-name="T1980">as a pre-defined snooze time of 5 minutes</text:span><text:span text:style-name="T1981"><text:line-break/></text:span><text:span text:style-name="T1982">Exception path</text:span><text:span text:style-name="T1983"><text:line-break/></text:span><text:span text:style-name="T1984">No exception path</text:span><text:span text:style-name="T1985"><text:line-break/></text:span><text:span text:style-name="T1986">Post condition</text:span><text:span text:style-name="T1987"><text:line-break/></text:span><text:span text:style-name="T1988">The user is in Alarms</text:span><text:span text:style-name="T1989"><text:line-break/></text:span><text:span text:style-name="T1990">Author</text:span><text:span text:style-name="T1991"><text:line-break/></text:span><text:span text:style-name="T1992">JS</text:span><text:span text:style-name="T1993"><text:s/></text:span><text:span text:style-name="T1994"><text:tab/></text:span><text:span text:style-name="T1995"><text:line-break/></text:span><text:span text:style-name="T1996"><text:line-break/></text:span><text:span text:style-name="T1997">5.14<text:s/></text:span><text:span text:style-name="T1998">Possibility for user to change snooze time.<text:s/></text:span><text:span text:style-name="T1999"><text:line-break/></text:span><text:span text:style-name="T2000"><text:line-break/></text:span><text:span text:style-name="T2001">Trigger</text:span><text:span text:style-name="T2002"><text:line-break/></text:span><text:span text:style-name="T2003">The user chooses to edit alarm</text:span><text:span text:style-name="T2004"><text:line-break/></text:span><text:span text:style-name="T2005">Precondition</text:span><text:span text:style-name="T2006"><text:line-break/></text:span><text:span text:style-name="T2007">The user is in alarm edit mo</text:span><text:span text:style-name="T2008">de.</text:span><text:span text:style-name="T2009"><text:line-break/></text:span><text:span text:style-name="T2010">Basic path</text:span><text:span text:style-name="T2011"><text:line-break/></text:span><text:span text:style-name="T2012">There is a possibility to change the snooze time</text:span><text:span text:style-name="T2013"><text:line-break/></text:span><text:span text:style-name="T2014">Exception path</text:span><text:span text:style-name="T2015"><text:line-break/></text:span><text:span text:style-name="T2016">No exception path</text:span><text:span text:style-name="T2017"><text:line-break/></text:span><text:span text:style-name="T2018">Post condition</text:span><text:span text:style-name="T2019"><text:line-break/></text:span><text:span text:style-name="T2020">The user is in alarm edit mode</text:span><text:span text:style-name="T2021"><text:line-break/></text:span><text:span text:style-name="T2022">Author</text:span><text:span text:style-name="T2023"><text:line-break/></text:span><text:span text:style-name="T2024">JS</text:span><text:span text:style-name="T2025"><text:s/></text:span><text:span text:style-name="T2026"><text:tab/></text:span><text:span text:style-name="T2027"><text:tab/></text:span><text:span text:style-name="T2028"><text:line-break/></text:span><text:span text:style-name="T2029"><text:line-break/></text:span><text:span text:style-name="T2030">5.15<text:s/></text:span><text:span text:style-name="T2031">Confirmation message of changed snoozetime.</text:span><text:span text:style-name="T2032"><text:tab/></text:span><text:span text:style-name="T2033"><text:line-break/></text:span><text:span text:style-name="T2034"><text:line-break/></text:span><text:span text:style-name="T2035">Trigger</text:span><text:span text:style-name="T2036"><text:line-break/></text:span><text:span text:style-name="T2037">The user chooses to edit snooze time</text:span><text:span text:style-name="T2038"><text:line-break/></text:span><text:span text:style-name="T2039">Precondition</text:span><text:span text:style-name="T2040"><text:line-break/></text:span><text:span text:style-name="T2041">The user is in alarm edit mode.</text:span><text:span text:style-name="T2042"><text:line-break/></text:span><text:span text:style-name="T2043">Basic path</text:span><text:span text:style-name="T2044"><text:line-break/></text:span><text:span text:style-name="T2045">There is a confirmation sound after changeing the snooze time</text:span><text:span text:style-name="T2046"><text:line-break/></text:span><text:span text:style-name="T2047">Exception path</text:span><text:span text:style-name="T2048"><text:line-break/></text:span><text:span text:style-name="T2049">No exception path</text:span><text:span text:style-name="T2050"><text:line-break/></text:span><text:span text:style-name="T2051">Post condition</text:span><text:span text:style-name="T2052"><text:line-break/></text:span><text:span text:style-name="T2053">The user is in alarm edit mode</text:span><text:span text:style-name="T2054"><text:line-break/></text:span><text:span text:style-name="T2055">Author</text:span><text:span text:style-name="T2056"><text:line-break/></text:span><text:span text:style-name="T2057">JS</text:span><text:span text:style-name="T2058"><text:s/></text:span><text:span text:style-name="T2059"><text:tab/></text:span><text:span text:style-name="T2060"><text:line-break/></text:span><text:span text:style-name="T2061"><text:line-break/></text:span><text:span text:style-name="T2062">5.16<text:s/></text:span><text:span text:style-name="T2063">When sleeper turns off the alarm, the tim</text:span><text:span text:style-name="T2064">e is registered</text:span><text:span text:style-name="T2065"><text:s/></text:span><text:span text:style-name="T2066"><text:line-break/></text:span><text:span text:style-name="T2067"><text:line-break/></text:span><text:span text:style-name="T2068">Trigger</text:span><text:span text:style-name="T2069"><text:line-break/></text:span><text:span text:style-name="T2070">The user chooses to turn off the alarm</text:span><text:span text:style-name="T2071"><text:line-break/></text:span><text:soft-page-break/><text:span text:style-name="T2072">Precondition</text:span><text:span text:style-name="T2073"><text:line-break/></text:span><text:span text:style-name="T2074">The user is in Alarms.</text:span><text:span text:style-name="T2075"><text:line-break/></text:span><text:span text:style-name="T2076">Basic path</text:span><text:span text:style-name="T2077"><text:line-break/></text:span><text:span text:style-name="T2078">The user presses turn off alarm, the time is registered</text:span><text:span text:style-name="T2079"><text:line-break/></text:span><text:span text:style-name="T2080">Exception path</text:span><text:span text:style-name="T2081"><text:line-break/></text:span><text:span text:style-name="T2082">No exception path</text:span><text:span text:style-name="T2083"><text:line-break/></text:span><text:span text:style-name="T2084">Post condition</text:span><text:span text:style-name="T2085"><text:line-break/></text:span><text:span text:style-name="T2086">The user is in Alarms.</text:span><text:span text:style-name="T2087"><text:line-break/></text:span><text:span text:style-name="T2088">Author</text:span><text:span text:style-name="T2089"><text:line-break/></text:span><text:span text:style-name="T2090">JS</text:span><text:span text:style-name="T2091"><text:s/></text:span><text:span text:style-name="T2092"><text:line-break/></text:span><text:span text:style-name="T2093"><text:tab/></text:span><text:span text:style-name="T2094"><text:tab/></text:span><text:span text:style-name="T2095"><text:line-break/></text:span><text:span text:style-name="T2096"><text:line-break/></text:span><text:span text:style-name="T2097">5.</text:span><text:span text:style-name="T2098">17<text:s/></text:span><text:span text:style-name="T2099">Sleep elements are moved so the interval between the sleep cycles are correct.</text:span><text:span text:style-name="T2100"><text:s/></text:span><text:span text:style-name="T2101"><text:line-break/></text:span><text:span text:style-name="T2102"><text:line-break/></text:span><text:span text:style-name="T2103">Trigger</text:span><text:span text:style-name="T2104"><text:line-break/></text:span><text:span text:style-name="T2105">The user chooses to turn off the alarm</text:span><text:span text:style-name="T2106"><text:line-break/></text:span><text:span text:style-name="T2107">Precondition</text:span><text:span text:style-name="T2108"><text:line-break/></text:span><text:span text:style-name="T2109">The user is in Alarms.</text:span><text:span text:style-name="T2110"><text:line-break/></text:span><text:span text:style-name="T2111">Basic path</text:span><text:span text:style-name="T2112"><text:line-break/></text:span><text:span text:style-name="T2113">The next sleep element is notified and moved to the right time<text:s/></text:span><text:span text:style-name="T2114"><text:line-break/></text:span><text:span text:style-name="T2115">Exception path</text:span><text:span text:style-name="T2116"><text:line-break/></text:span><text:span text:style-name="T2117">No exception path</text:span><text:span text:style-name="T2118"><text:line-break/></text:span><text:span text:style-name="T2119">Post condition</text:span><text:span text:style-name="T2120"><text:line-break/></text:span><text:span text:style-name="T2121">The user is in Alarms.</text:span><text:span text:style-name="T2122"><text:line-break/></text:span><text:span text:style-name="T2123">Author</text:span><text:span text:style-name="T2124"><text:line-break/></text:span><text:span text:style-name="T2125">JS</text:span><text:span text:style-name="T2126"><text:s/></text:span><text:span text:style-name="T2127"><text:line-break/></text:span><text:span text:style-name="T2128"><text:tab/></text:span><text:span text:style-name="T2129"><text:tab/></text:span><text:span text:style-name="T2130"><text:tab/></text:span><text:span text:style-name="T2131"><text:tab/></text:span><text:span text:style-name="T2132"><text:tab/>           </text:span><text:span text:style-name="T2133"><text:line-break/></text:span><text:span text:style-name="T2134"><text:line-break/></text:span><text:span text:style-name="T2135">5.18<text:s/></text:span><text:span text:style-name="T2136">There is a back button from Alarms  </text:span><text:span text:style-name="T2137"><text:line-break/></text:span><text:span text:style-name="T2138"><text:line-break/></text:span><text:span text:style-name="T2139">Trigger</text:span><text:span text:style-name="T2140"><text:line-break/></text:span><text:span text:style-name="T2141">The user presses back arrow in alarms</text:span><text:span text:style-name="T2142"><text:line-break/></text:span><text:span text:style-name="T2143">Precondition</text:span><text:span text:style-name="T2144"><text:line-break/></text:span><text:span text:style-name="T2145">The user is in Alarms.</text:span><text:span text:style-name="T2146"><text:line-break/></text:span><text:span text:style-name="T2147">Basic path</text:span><text:span text:style-name="T2148"><text:line-break/></text:span><text:span text:style-name="T2149">The user is taken to Menu</text:span><text:span text:style-name="T2150"><text:line-break/></text:span><text:span text:style-name="T2151">Exceptio</text:span><text:span text:style-name="T2152">n path</text:span><text:span text:style-name="T2153"><text:line-break/></text:span><text:span text:style-name="T2154">No exception path</text:span><text:span text:style-name="T2155"><text:line-break/></text:span><text:span text:style-name="T2156">Post condition</text:span><text:span text:style-name="T2157"><text:line-break/></text:span><text:span text:style-name="T2158">The user is in Menu.</text:span><text:span text:style-name="T2159"><text:line-break/></text:span><text:span text:style-name="T2160">Author</text:span><text:span text:style-name="T2161"><text:line-break/></text:span><text:span text:style-name="T2162">JS</text:span><text:span text:style-name="T2163"><text:s/></text:span><text:span text:style-name="T2164"><text:line-break/></text:span><text:span text:style-name="T2165"><text:tab/></text:span><text:span text:style-name="T2166"><text:tab/></text:span><text:span text:style-name="T2167"><text:line-break/></text:span><text:span text:style-name="T2168"><text:line-break/></text:span><text:span text:style-name="T2169"><text:line-break/></text:span><text:span text:style-name="T2170">6.01 Different sleep styles are available in the schema<text:s/></text:span><text:span text:style-name="T2171"><text:line-break/></text:span><text:span text:style-name="T2172"><text:line-break/></text:span><text:span text:style-name="T2173">Trigger</text:span><text:span text:style-name="T2174"><text:line-break/></text:span><text:span text:style-name="T2175">The user goes to Schema.</text:span><text:span text:style-name="T2176"><text:line-break/></text:span><text:span text:style-name="T2177">Precondition</text:span><text:span text:style-name="T2178"><text:line-break/></text:span><text:span text:style-name="T2179">The user is in Menu.</text:span><text:span text:style-name="T2180"><text:line-break/></text:span><text:span text:style-name="T2181">Basic path</text:span><text:span text:style-name="T2182"><text:line-break/></text:span><text:span text:style-name="T2183">There are several sleep styles to choose fr</text:span><text:span text:style-name="T2184">om in the schema</text:span><text:span text:style-name="T2185"><text:line-break/></text:span><text:soft-page-break/><text:span text:style-name="T2186">Exception path</text:span><text:span text:style-name="T2187"><text:line-break/></text:span><text:span text:style-name="T2188">No exception path</text:span><text:span text:style-name="T2189"><text:line-break/></text:span><text:span text:style-name="T2190">Post condition</text:span><text:span text:style-name="T2191"><text:line-break/></text:span><text:span text:style-name="T2192">The user is in Schema</text:span><text:span text:style-name="T2193"><text:line-break/></text:span><text:span text:style-name="T2194">Author</text:span><text:span text:style-name="T2195"><text:line-break/></text:span><text:span text:style-name="T2196">JS</text:span><text:span text:style-name="T2197"><text:line-break/></text:span><text:span text:style-name="T2198"><text:line-break/></text:span><text:span text:style-name="T2199">6.02 Maximum one sleep style at a time is possible<text:s/></text:span><text:span text:style-name="T2200"><text:line-break/></text:span><text:span text:style-name="T2201"><text:line-break/></text:span><text:span text:style-name="T2202">Trigger</text:span><text:span text:style-name="T2203"><text:line-break/></text:span><text:span text:style-name="T2204">The user chooses a sleep style</text:span><text:span text:style-name="T2205"><text:line-break/></text:span><text:span text:style-name="T2206">Precondition</text:span><text:span text:style-name="T2207"><text:line-break/></text:span><text:span text:style-name="T2208">The user is in Schema.</text:span><text:span text:style-name="T2209"><text:line-break/></text:span><text:span text:style-name="T2210">Basic path</text:span><text:span text:style-name="T2211"><text:line-break/></text:span><text:span text:style-name="T2212">The user can only<text:s/></text:span><text:span text:style-name="T2213">have one sleep style at once</text:span><text:span text:style-name="T2214"><text:line-break/></text:span><text:span text:style-name="T2215">Exception path</text:span><text:span text:style-name="T2216"><text:line-break/></text:span><text:span text:style-name="T2217">No exception path</text:span><text:span text:style-name="T2218"><text:line-break/></text:span><text:span text:style-name="T2219">Post condition</text:span><text:span text:style-name="T2220"><text:line-break/></text:span><text:span text:style-name="T2221">The user is in Schema.<text:s/></text:span><text:span text:style-name="T2222"><text:line-break/></text:span><text:span text:style-name="T2223">Author</text:span><text:span text:style-name="T2224"><text:line-break/></text:span><text:span text:style-name="T2225">JS</text:span><text:span text:style-name="T2226"><text:line-break/></text:span><text:span text:style-name="T2227"><text:tab/></text:span><text:span text:style-name="T2228"><text:line-break/></text:span><text:span text:style-name="T2229"><text:line-break/></text:span><text:span text:style-name="T2230">6.03 Sleep styles are presented in a drop-down list</text:span><text:span text:style-name="T2231"><text:line-break/></text:span><text:span text:style-name="T2232"><text:line-break/></text:span><text:span text:style-name="T2233">Trigger</text:span><text:span text:style-name="T2234"><text:line-break/></text:span><text:span text:style-name="T2235">The user chooses a sleep style</text:span><text:span text:style-name="T2236"><text:line-break/></text:span><text:span text:style-name="T2237">Precondition</text:span><text:span text:style-name="T2238"><text:line-break/></text:span><text:span text:style-name="T2239">The user is in Schema.</text:span><text:span text:style-name="T2240"><text:line-break/></text:span><text:span text:style-name="T2241">Basic path</text:span><text:span text:style-name="T2242"><text:line-break/></text:span><text:span text:style-name="T2243">The</text:span><text:span text:style-name="T2244"><text:s/>sleep styles are visible in a drop-down list</text:span><text:span text:style-name="T2245"><text:line-break/></text:span><text:span text:style-name="T2246">Exception path</text:span><text:span text:style-name="T2247"><text:line-break/></text:span><text:span text:style-name="T2248">No exception path</text:span><text:span text:style-name="T2249"><text:line-break/></text:span><text:span text:style-name="T2250">Post condition</text:span><text:span text:style-name="T2251"><text:line-break/></text:span><text:span text:style-name="T2252">The user is in Schema.<text:s/></text:span><text:span text:style-name="T2253"><text:line-break/></text:span><text:span text:style-name="T2254">Author</text:span><text:span text:style-name="T2255"><text:line-break/></text:span><text:span text:style-name="T2256">JS</text:span><text:span text:style-name="T2257"><text:tab/></text:span><text:span text:style-name="T2258"><text:tab/></text:span><text:span text:style-name="T2259"><text:line-break/></text:span><text:span text:style-name="T2260"><text:line-break/></text:span><text:span text:style-name="T2261">6.04 There is a notification window confirming your choice of sleep style</text:span><text:span text:style-name="T2262"><text:line-break/></text:span><text:span text:style-name="T2263"><text:line-break/></text:span><text:span text:style-name="T2264">Trigger</text:span><text:span text:style-name="T2265"><text:line-break/></text:span><text:span text:style-name="T2266">The user chooses to a sleep style</text:span><text:span text:style-name="T2267"><text:line-break/></text:span><text:span text:style-name="T2268">Precondi</text:span><text:span text:style-name="T2269">tion</text:span><text:span text:style-name="T2270"><text:line-break/></text:span><text:span text:style-name="T2271">The user is in Schema.</text:span><text:span text:style-name="T2272"><text:line-break/></text:span><text:span text:style-name="T2273">Basic path</text:span><text:span text:style-name="T2274"><text:line-break/></text:span><text:span text:style-name="T2275">There is a notification window after changing the snooze time</text:span><text:span text:style-name="T2276"><text:line-break/></text:span><text:span text:style-name="T2277">Exception path</text:span><text:span text:style-name="T2278"><text:line-break/></text:span><text:span text:style-name="T2279">No exception path</text:span><text:span text:style-name="T2280"><text:line-break/></text:span><text:span text:style-name="T2281">Post condition</text:span><text:span text:style-name="T2282"><text:line-break/></text:span><text:span text:style-name="T2283">The user is in Schema. The new sleep style is chosen.</text:span><text:span text:style-name="T2284"><text:line-break/></text:span><text:span text:style-name="T2285">Author</text:span><text:span text:style-name="T2286"><text:line-break/></text:span><text:span text:style-name="T2287">JS</text:span><text:span text:style-name="T2288"><text:s/></text:span><text:span text:style-name="T2289"><text:tab/></text:span><text:span text:style-name="T2290"><text:line-break/></text:span><text:span text:style-name="T2291"><text:line-break/></text:span><text:soft-page-break/><text:span text:style-name="T2292"><text:tab/></text:span><text:span text:style-name="T2293"><text:line-break/></text:span><text:span text:style-name="T2294">6.05 The chosen sleep style is visible</text:span><text:span text:style-name="T2295"><text:s/>in the schema</text:span><text:span text:style-name="T2296"><text:line-break/></text:span><text:span text:style-name="T2297"><text:line-break/></text:span><text:span text:style-name="T2298">Trigger</text:span><text:span text:style-name="T2299"><text:line-break/></text:span><text:span text:style-name="T2300">The user chooses to a sleep style</text:span><text:span text:style-name="T2301"><text:line-break/></text:span><text:span text:style-name="T2302">Precondition</text:span><text:span text:style-name="T2303"><text:line-break/></text:span><text:span text:style-name="T2304">The user is in Schema.</text:span><text:span text:style-name="T2305"><text:line-break/></text:span><text:span text:style-name="T2306">Basic path</text:span><text:span text:style-name="T2307"><text:line-break/></text:span><text:span text:style-name="T2308">There sleep style is visible in the schema, if sleep elements are turned on.</text:span><text:span text:style-name="T2309"><text:line-break/></text:span><text:span text:style-name="T2310">Exception path</text:span><text:span text:style-name="T2311"><text:line-break/></text:span><text:span text:style-name="T2312">No exception path</text:span><text:span text:style-name="T2313"><text:line-break/></text:span><text:span text:style-name="T2314">Post condition</text:span><text:span text:style-name="T2315"><text:line-break/></text:span><text:span text:style-name="T2316">The user is in Schema. The</text:span><text:span text:style-name="T2317"><text:s/>sleep elements are turned on.</text:span><text:span text:style-name="T2318"><text:line-break/></text:span><text:span text:style-name="T2319">Author</text:span><text:span text:style-name="T2320"><text:line-break/></text:span><text:span text:style-name="T2321">JS</text:span><text:span text:style-name="T2322"><text:s/></text:span><text:span text:style-name="T2323"><text:tab/></text:span><text:span text:style-name="T2324"><text:line-break/></text:span><text:span text:style-name="T2325"><text:line-break/></text:span><text:span text:style-name="T2326"><text:line-break/></text:span><text:span text:style-name="T2327"><text:line-break/></text:span><text:span text:style-name="T2328">7.01 There is Information about the different sleep cycles</text:span><text:span text:style-name="T2329"><text:line-break/></text:span><text:span text:style-name="T2330"><text:line-break/></text:span><text:span text:style-name="T2331">Trigger</text:span><text:span text:style-name="T2332"><text:line-break/></text:span><text:span text:style-name="T2333">The user goes to Sleep Information.</text:span><text:span text:style-name="T2334"><text:line-break/></text:span><text:span text:style-name="T2335">Precondition</text:span><text:span text:style-name="T2336"><text:line-break/></text:span><text:span text:style-name="T2337">The user is in Menu.</text:span><text:span text:style-name="T2338"><text:line-break/></text:span><text:span text:style-name="T2339">Basic path</text:span><text:span text:style-name="T2340"><text:line-break/></text:span><text:span text:style-name="T2341">The Sleep Information window is visible.</text:span><text:span text:style-name="T2342"><text:line-break/></text:span><text:span text:style-name="T2343">Exception path</text:span><text:span text:style-name="T2344"><text:line-break/></text:span><text:span text:style-name="T2345">Sleep</text:span><text:span text:style-name="T2346"><text:s/>information is not visible.</text:span><text:span text:style-name="T2347"><text:line-break/></text:span><text:span text:style-name="T2348">Post condition</text:span><text:span text:style-name="T2349"><text:line-break/></text:span><text:span text:style-name="T2350">The user is in Sleep Information</text:span><text:span text:style-name="T2351"><text:line-break/></text:span><text:span text:style-name="T2352">Author</text:span><text:span text:style-name="T2353"><text:line-break/></text:span><text:span text:style-name="T2354">JS</text:span><text:span text:style-name="T2355"><text:line-break/></text:span><text:span text:style-name="T2356"><text:line-break/></text:span><text:span text:style-name="T2357"><text:line-break/></text:span><text:span text:style-name="T2358"><text:line-break/></text:span><text:span text:style-name="T2359">7.02 There are tips of what to think about when chosing a sleep style</text:span><text:span text:style-name="T2360"><text:line-break/></text:span><text:span text:style-name="T2361"><text:line-break/></text:span><text:span text:style-name="T2362">Trigger</text:span><text:span text:style-name="T2363"><text:line-break/></text:span><text:span text:style-name="T2364">The user goes to Sleep Information.</text:span><text:span text:style-name="T2365"><text:line-break/></text:span><text:span text:style-name="T2366">Precondition</text:span><text:span text:style-name="T2367"><text:line-break/></text:span><text:span text:style-name="T2368">The user is in Menu.</text:span><text:span text:style-name="T2369"><text:line-break/></text:span><text:span text:style-name="T2370">Basic path</text:span><text:span text:style-name="T2371"><text:line-break/></text:span><text:span text:style-name="T2372">There<text:s/></text:span><text:span text:style-name="T2373">is information about each sleep style, ex different things to think about when choosing that style.</text:span><text:span text:style-name="T2374"><text:line-break/></text:span><text:span text:style-name="T2375">Exception path</text:span><text:span text:style-name="T2376"><text:line-break/></text:span><text:span text:style-name="T2377">Sleep information is not visible.</text:span><text:span text:style-name="T2378"><text:line-break/></text:span><text:span text:style-name="T2379">Post condition</text:span><text:span text:style-name="T2380"><text:line-break/></text:span><text:span text:style-name="T2381">The user is in Sleep Information</text:span><text:span text:style-name="T2382"><text:line-break/></text:span><text:span text:style-name="T2383">Author</text:span><text:span text:style-name="T2384"><text:line-break/></text:span><text:span text:style-name="T2385">JS</text:span><text:span text:style-name="T2386"><text:line-break/></text:span><text:span text:style-name="T2387"><text:line-break/></text:span><text:span text:style-name="T2388"><text:line-break/></text:span><text:span text:style-name="T2389">7.03 There is Information about sleep in genera</text:span><text:span text:style-name="T2390">l</text:span><text:span text:style-name="T2391"><text:line-break/></text:span><text:soft-page-break/><text:span text:style-name="T2392"><text:line-break/></text:span><text:span text:style-name="T2393">Trigger</text:span><text:span text:style-name="T2394"><text:line-break/></text:span><text:span text:style-name="T2395">The user goes to Sleep Information.</text:span><text:span text:style-name="T2396"><text:line-break/></text:span><text:span text:style-name="T2397">Precondition</text:span><text:span text:style-name="T2398"><text:line-break/></text:span><text:span text:style-name="T2399">The user is in Menu.</text:span><text:span text:style-name="T2400"><text:line-break/></text:span><text:span text:style-name="T2401">Basic path</text:span><text:span text:style-name="T2402"><text:line-break/></text:span><text:span text:style-name="T2403">There is information about sleep in general</text:span><text:span text:style-name="T2404"><text:line-break/></text:span><text:span text:style-name="T2405">Exception path</text:span><text:span text:style-name="T2406"><text:line-break/></text:span><text:span text:style-name="T2407">Sleep information is not visible.</text:span><text:span text:style-name="T2408"><text:line-break/></text:span><text:span text:style-name="T2409">Post condition</text:span><text:span text:style-name="T2410"><text:line-break/></text:span><text:span text:style-name="T2411">The user is in Sleep Information</text:span><text:span text:style-name="T2412"><text:line-break/></text:span><text:span text:style-name="T2413">Author</text:span><text:span text:style-name="T2414"><text:line-break/></text:span><text:span text:style-name="T2415">JS</text:span><text:span text:style-name="T2416"><text:line-break/></text:span><text:span text:style-name="T2417"><text:line-break/></text:span><text:span text:style-name="T2418">7.04 All inf</text:span><text:span text:style-name="T2419">ormation has pedagogical pictures  </text:span><text:span text:style-name="T2420"><text:line-break/></text:span><text:span text:style-name="T2421"><text:line-break/></text:span><text:span text:style-name="T2422">Trigger</text:span><text:span text:style-name="T2423"><text:line-break/></text:span><text:span text:style-name="T2424">The user goes to Sleep Information.</text:span><text:span text:style-name="T2425"><text:line-break/></text:span><text:span text:style-name="T2426">Precondition</text:span><text:span text:style-name="T2427"><text:line-break/></text:span><text:span text:style-name="T2428">The user is in Menu.</text:span><text:span text:style-name="T2429"><text:line-break/></text:span><text:span text:style-name="T2430">Basic path</text:span><text:span text:style-name="T2431"><text:line-break/></text:span><text:span text:style-name="T2432">There are pedagical pictures for each sleep style.</text:span><text:span text:style-name="T2433"><text:line-break/></text:span><text:span text:style-name="T2434">Exception path</text:span><text:span text:style-name="T2435"><text:line-break/></text:span><text:span text:style-name="T2436">Sleep information is not visible.</text:span><text:span text:style-name="T2437"><text:line-break/></text:span><text:span text:style-name="T2438">Post condition</text:span><text:span text:style-name="T2439"><text:line-break/></text:span><text:span text:style-name="T2440">The user is in<text:s/></text:span><text:span text:style-name="T2441">Sleep Information</text:span><text:span text:style-name="T2442"><text:line-break/></text:span><text:span text:style-name="T2443">Author</text:span><text:span text:style-name="T2444"><text:line-break/></text:span><text:span text:style-name="T2445">JS</text:span><text:span text:style-name="T2446"><text:line-break/></text:span><text:span text:style-name="T2447"><text:line-break/></text:span><text:span text:style-name="T2448">7.05 There is a back button from Sleep Information</text:span><text:span text:style-name="T2449"><text:line-break/></text:span><text:span text:style-name="T2450"><text:line-break/></text:span><text:span text:style-name="T2451">Trigger</text:span><text:span text:style-name="T2452"><text:line-break/></text:span><text:span text:style-name="T2453">The user presses back arrow in Sleep Information</text:span><text:span text:style-name="T2454"><text:line-break/></text:span><text:span text:style-name="T2455">Precondition</text:span><text:span text:style-name="T2456"><text:line-break/></text:span><text:span text:style-name="T2457">The user is in Sleep Information.</text:span><text:span text:style-name="T2458"><text:line-break/></text:span><text:span text:style-name="T2459">Basic path</text:span><text:span text:style-name="T2460"><text:line-break/></text:span><text:span text:style-name="T2461">The user is taken to Menu</text:span><text:span text:style-name="T2462"><text:line-break/></text:span><text:span text:style-name="T2463">Exception path</text:span><text:span text:style-name="T2464"><text:line-break/></text:span><text:span text:style-name="T2465">No exception path</text:span><text:span text:style-name="T2466"><text:line-break/></text:span><text:span text:style-name="T2467">P</text:span><text:span text:style-name="T2468">ost condition</text:span><text:span text:style-name="T2469"><text:line-break/></text:span><text:span text:style-name="T2470">The user is in Menu.</text:span><text:span text:style-name="T2471"><text:line-break/></text:span><text:span text:style-name="T2472">Author</text:span><text:span text:style-name="T2473"><text:line-break/></text:span><text:span text:style-name="T2474">JS</text:span><text:span text:style-name="T2475"><text:s/></text:span><text:span text:style-name="T2476"><text:line-break/></text:span><text:span text:style-name="T2477"><text:line-break/></text:span><text:span text:style-name="T2478"><text:line-break/></text:span><text:span text:style-name="T2479">8.01 The user can take a survey to find a suitable sleep style</text:span><text:span text:style-name="T2480"><text:line-break/></text:span><text:span text:style-name="T2481"><text:line-break/></text:span><text:span text:style-name="T2482">Trigger</text:span><text:span text:style-name="T2483"><text:line-break/></text:span><text:span text:style-name="T2484">The user goes to Take Survey.</text:span><text:span text:style-name="T2485"><text:line-break/></text:span><text:span text:style-name="T2486">Precondition</text:span><text:span text:style-name="T2487"><text:line-break/></text:span><text:span text:style-name="T2488">The user is in Sleep Information.</text:span><text:span text:style-name="T2489"><text:line-break/></text:span><text:span text:style-name="T2490">Basic path</text:span><text:span text:style-name="T2491"><text:line-break/></text:span><text:span text:style-name="T2492">The Sleep Survey window is visible.</text:span><text:span text:style-name="T2493"><text:line-break/></text:span><text:soft-page-break/><text:span text:style-name="T2494">Exception pa</text:span><text:span text:style-name="T2495">th</text:span><text:span text:style-name="T2496"><text:line-break/></text:span><text:span text:style-name="T2497">Sleep Survey is not visible.</text:span><text:span text:style-name="T2498"><text:line-break/></text:span><text:span text:style-name="T2499">Post condition</text:span><text:span text:style-name="T2500"><text:line-break/></text:span><text:span text:style-name="T2501">The user is in Sleep Survey</text:span><text:span text:style-name="T2502"><text:line-break/></text:span><text:span text:style-name="T2503">Author</text:span><text:span text:style-name="T2504"><text:line-break/></text:span><text:span text:style-name="T2505">JS</text:span><text:span text:style-name="T2506"><text:line-break/></text:span><text:span text:style-name="T2507"><text:line-break/></text:span><text:span text:style-name="T2508">8.02 There is a question about the user being tired/not tired in the morning</text:span><text:span text:style-name="T2509"><text:line-break/></text:span><text:span text:style-name="T2510"><text:line-break/></text:span><text:span text:style-name="T2511">Trigger</text:span><text:span text:style-name="T2512"><text:line-break/></text:span><text:span text:style-name="T2513">The has chosen to take the survey</text:span><text:span text:style-name="T2514"><text:line-break/></text:span><text:span text:style-name="T2515">Precondition</text:span><text:span text:style-name="T2516"><text:line-break/></text:span><text:span text:style-name="T2517">The user is in Sleep Survey.</text:span><text:span text:style-name="T2518"><text:line-break/></text:span><text:span text:style-name="T2519">Basic pa</text:span><text:span text:style-name="T2520">th</text:span><text:span text:style-name="T2521"><text:line-break/></text:span><text:span text:style-name="T2522">There are questions about user being tired/not tired in the morning.</text:span><text:span text:style-name="T2523"><text:line-break/></text:span><text:span text:style-name="T2524">Exception path</text:span><text:span text:style-name="T2525"><text:line-break/></text:span><text:span text:style-name="T2526">Sleep Survey is not visible.</text:span><text:span text:style-name="T2527"><text:line-break/></text:span><text:span text:style-name="T2528">Post condition</text:span><text:span text:style-name="T2529"><text:line-break/></text:span><text:span text:style-name="T2530">The user is in Sleep Survey</text:span><text:span text:style-name="T2531"><text:line-break/></text:span><text:span text:style-name="T2532">Author</text:span><text:span text:style-name="T2533"><text:line-break/></text:span><text:span text:style-name="T2534">JS</text:span><text:span text:style-name="T2535"><text:line-break/></text:span><text:span text:style-name="T2536"><text:line-break/></text:span><text:span text:style-name="T2537"><text:tab/></text:span><text:span text:style-name="T2538"><text:line-break/></text:span><text:span text:style-name="T2539">8.03 There is a question about the user being tired/not tired in the evening</text:span><text:span text:style-name="T2540"><text:line-break/></text:span><text:span text:style-name="T2541"><text:line-break/></text:span><text:span text:style-name="T2542">Tri</text:span><text:span text:style-name="T2543">gger</text:span><text:span text:style-name="T2544"><text:line-break/></text:span><text:span text:style-name="T2545">The has chosen to take the survey</text:span><text:span text:style-name="T2546"><text:line-break/></text:span><text:span text:style-name="T2547">Precondition</text:span><text:span text:style-name="T2548"><text:line-break/></text:span><text:span text:style-name="T2549">The user is in Sleep Survey.</text:span><text:span text:style-name="T2550"><text:line-break/></text:span><text:span text:style-name="T2551">Basic path</text:span><text:span text:style-name="T2552"><text:line-break/></text:span><text:span text:style-name="T2553">There are questions about user being tired/not tired in the evening.</text:span><text:span text:style-name="T2554"><text:line-break/></text:span><text:span text:style-name="T2555">Exception path</text:span><text:span text:style-name="T2556"><text:line-break/></text:span><text:span text:style-name="T2557">Sleep Survey is not visible.</text:span><text:span text:style-name="T2558"><text:line-break/></text:span><text:span text:style-name="T2559">Post condition</text:span><text:span text:style-name="T2560"><text:line-break/></text:span><text:span text:style-name="T2561">The user is in Sleep Survey</text:span><text:span text:style-name="T2562"><text:line-break/></text:span><text:span text:style-name="T2563">Author</text:span><text:span text:style-name="T2564"><text:line-break/></text:span><text:span text:style-name="T2565">J</text:span><text:span text:style-name="T2566">S</text:span><text:span text:style-name="T2567"><text:tab/></text:span><text:span text:style-name="T2568"><text:tab/></text:span><text:span text:style-name="T2569"><text:line-break/></text:span><text:span text:style-name="T2570"><text:line-break/></text:span><text:span text:style-name="T2571">8.04 There is a question about the user having/not having trouble falling asleep</text:span><text:span text:style-name="T2572"><text:line-break/></text:span><text:span text:style-name="T2573"><text:line-break/></text:span><text:span text:style-name="T2574">Trigger</text:span><text:span text:style-name="T2575"><text:line-break/></text:span><text:span text:style-name="T2576">The has chosen to take the survey</text:span><text:span text:style-name="T2577"><text:line-break/></text:span><text:span text:style-name="T2578">Precondition</text:span><text:span text:style-name="T2579"><text:line-break/></text:span><text:span text:style-name="T2580">The user is in Sleep Survey.</text:span><text:span text:style-name="T2581"><text:line-break/></text:span><text:span text:style-name="T2582">Basic path</text:span><text:span text:style-name="T2583"><text:line-break/></text:span><text:span text:style-name="T2584">There are questions about user having/not having trouble falling asleep.</text:span><text:span text:style-name="T2585"><text:line-break/></text:span><text:span text:style-name="T2586">E</text:span><text:span text:style-name="T2587">xception path</text:span><text:span text:style-name="T2588"><text:line-break/></text:span><text:span text:style-name="T2589">Sleep Survey is not visible.</text:span><text:span text:style-name="T2590"><text:line-break/></text:span><text:span text:style-name="T2591">Post condition</text:span><text:span text:style-name="T2592"><text:line-break/></text:span><text:span text:style-name="T2593">The user is in Sleep Survey</text:span><text:span text:style-name="T2594"><text:line-break/></text:span><text:span text:style-name="T2595">Author</text:span><text:span text:style-name="T2596"><text:line-break/></text:span><text:span text:style-name="T2597">JS</text:span><text:span text:style-name="T2598"><text:line-break/></text:span><text:span text:style-name="T2599"><text:tab/></text:span><text:span text:style-name="T2600"><text:tab/></text:span><text:span text:style-name="T2601"><text:tab/></text:span><text:span text:style-name="T2602"><text:line-break/></text:span><text:soft-page-break/><text:span text:style-name="T2603">8.05 The results from the survey are matched with different sleep styles</text:span><text:span text:style-name="T2604"><text:line-break/></text:span><text:span text:style-name="T2605"><text:line-break/></text:span><text:span text:style-name="T2606">Trigger</text:span><text:span text:style-name="T2607"><text:line-break/></text:span><text:span text:style-name="T2608">The has finished the survey</text:span><text:span text:style-name="T2609"><text:line-break/></text:span><text:span text:style-name="T2610">Precondition</text:span><text:span text:style-name="T2611"><text:line-break/></text:span><text:span text:style-name="T2612">The user is in Sleep Survey.</text:span><text:span text:style-name="T2613"><text:line-break/></text:span><text:span text:style-name="T2614">Bas</text:span><text:span text:style-name="T2615">ic path</text:span><text:span text:style-name="T2616"><text:line-break/></text:span><text:span text:style-name="T2617">The results are registered.</text:span><text:span text:style-name="T2618"><text:line-break/></text:span><text:span text:style-name="T2619">Exception path</text:span><text:span text:style-name="T2620"><text:line-break/></text:span><text:span text:style-name="T2621">No results to register</text:span><text:span text:style-name="T2622"><text:line-break/></text:span><text:span text:style-name="T2623">Post condition</text:span><text:span text:style-name="T2624"><text:line-break/></text:span><text:span text:style-name="T2625">The user is in Sleep Survey</text:span><text:span text:style-name="T2626"><text:line-break/></text:span><text:span text:style-name="T2627">Author</text:span><text:span text:style-name="T2628"><text:line-break/></text:span><text:span text:style-name="T2629">JS</text:span><text:span text:style-name="T2630"><text:line-break/></text:span><text:span text:style-name="T2631"><text:line-break/></text:span><text:span text:style-name="T2632">8.06 The user recieves a list of possible sleep styles  </text:span><text:span text:style-name="T2633"><text:line-break/></text:span><text:span text:style-name="T2634"><text:line-break/></text:span><text:span text:style-name="T2635">Trigger</text:span><text:span text:style-name="T2636"><text:line-break/></text:span><text:span text:style-name="T2637">The has finished the survey</text:span><text:span text:style-name="T2638"><text:line-break/></text:span><text:span text:style-name="T2639">Precondition</text:span><text:span text:style-name="T2640"><text:line-break/></text:span><text:span text:style-name="T2641">The user is in Sleep<text:s/></text:span><text:span text:style-name="T2642">Survey.</text:span><text:span text:style-name="T2643"><text:line-break/></text:span><text:span text:style-name="T2644">Basic path</text:span><text:span text:style-name="T2645"><text:line-break/></text:span><text:span text:style-name="T2646">The user is given a list of possible sleep styles</text:span><text:span text:style-name="T2647"><text:line-break/></text:span><text:span text:style-name="T2648">Exception path</text:span><text:span text:style-name="T2649"><text:line-break/></text:span><text:span text:style-name="T2650">No results to register</text:span><text:span text:style-name="T2651"><text:line-break/></text:span><text:span text:style-name="T2652">Post condition</text:span><text:span text:style-name="T2653"><text:line-break/></text:span><text:span text:style-name="T2654">The user is in List of recommendations</text:span><text:span text:style-name="T2655"><text:line-break/></text:span><text:span text:style-name="T2656">Author</text:span><text:span text:style-name="T2657"><text:line-break/></text:span><text:span text:style-name="T2658">JS</text:span><text:span text:style-name="T2659"><text:line-break/></text:span><text:span text:style-name="T2660"><text:line-break/></text:span><text:span text:style-name="T2661">8.07 A proposal is press-able</text:span><text:span text:style-name="T2662"><text:line-break/></text:span><text:span text:style-name="T2663"><text:line-break/></text:span><text:span text:style-name="T2664">Trigger</text:span><text:span text:style-name="T2665"><text:line-break/></text:span><text:span text:style-name="T2666">The has finished the survey</text:span><text:span text:style-name="T2667"><text:line-break/></text:span><text:span text:style-name="T2668">Precondition</text:span><text:span text:style-name="T2669"><text:line-break/></text:span><text:span text:style-name="T2670">The<text:s/></text:span><text:span text:style-name="T2671">user is in Sleep Survey.</text:span><text:span text:style-name="T2672"><text:line-break/></text:span><text:span text:style-name="T2673">Basic path</text:span><text:span text:style-name="T2674"><text:line-break/></text:span><text:span text:style-name="T2675">The possible sleep syles can be pressed.</text:span><text:span text:style-name="T2676"><text:line-break/></text:span><text:span text:style-name="T2677">Exception path</text:span><text:span text:style-name="T2678"><text:line-break/></text:span><text:span text:style-name="T2679">No proposal is pressed. The user cancels.</text:span><text:span text:style-name="T2680"><text:line-break/></text:span><text:span text:style-name="T2681">Post condition</text:span><text:span text:style-name="T2682"><text:line-break/></text:span><text:span text:style-name="T2683">The user is in List of recommendations</text:span><text:span text:style-name="T2684"><text:line-break/></text:span><text:span text:style-name="T2685">Author</text:span><text:span text:style-name="T2686"><text:line-break/></text:span><text:span text:style-name="T2687">JS</text:span><text:span text:style-name="T2688"><text:line-break/></text:span><text:span text:style-name="T2689"><text:line-break/></text:span><text:span text:style-name="T2690"><text:tab/></text:span><text:span text:style-name="T2691"><text:tab/></text:span><text:span text:style-name="T2692"><text:line-break/></text:span><text:span text:style-name="T2693">8.08When pressing a proposal, the user is sent to the<text:s/></text:span><text:span text:style-name="T2694">information about the sleep style.</text:span><text:span text:style-name="T2695"><text:line-break/></text:span><text:span text:style-name="T2696"><text:line-break/></text:span><text:span text:style-name="T2697">Trigger</text:span><text:span text:style-name="T2698"><text:line-break/></text:span><text:span text:style-name="T2699">The user presses a proposal</text:span><text:span text:style-name="T2700"><text:line-break/></text:span><text:span text:style-name="T2701">Precondition</text:span><text:span text:style-name="T2702"><text:line-break/></text:span><text:span text:style-name="T2703">The user is in List of recommendations</text:span><text:span text:style-name="T2704"><text:line-break/></text:span><text:span text:style-name="T2705">Basic path</text:span><text:span text:style-name="T2706"><text:line-break/></text:span><text:soft-page-break/><text:span text:style-name="T2707">When pressing a proposal, the user is sent to the Sleep Information page for the specific sleep style</text:span><text:span text:style-name="T2708"><text:line-break/></text:span><text:span text:style-name="T2709">Exception path</text:span><text:span text:style-name="T2710"><text:line-break/></text:span><text:span text:style-name="T2711">No p</text:span><text:span text:style-name="T2712">roposal is pressed. The user cancels.</text:span><text:span text:style-name="T2713"><text:line-break/></text:span><text:span text:style-name="T2714">Post condition</text:span><text:span text:style-name="T2715"><text:line-break/></text:span><text:span text:style-name="T2716">The user is in Sleep Information</text:span><text:span text:style-name="T2717"><text:line-break/></text:span><text:span text:style-name="T2718">Author</text:span><text:span text:style-name="T2719"><text:line-break/></text:span><text:span text:style-name="T2720">JS</text:span><text:span text:style-name="T2721"><text:line-break/></text:span><text:span text:style-name="T2722"><text:line-break/></text:span><text:span text:style-name="T2723">9.01 Activities from other calendar can be imported into schema</text:span><text:span text:style-name="T2724"><text:line-break/></text:span><text:span text:style-name="T2725"><text:line-break/></text:span><text:span text:style-name="T2726">Trigger</text:span><text:span text:style-name="T2727"><text:line-break/></text:span><text:span text:style-name="T2728">The user presses import calendar in Schema.</text:span><text:span text:style-name="T2729"><text:line-break/></text:span><text:span text:style-name="T2730">Precondition</text:span><text:span text:style-name="T2731"><text:line-break/></text:span><text:span text:style-name="T2732">The user is in Schema.</text:span><text:span text:style-name="T2733"><text:line-break/></text:span><text:span text:style-name="T2734">Basic<text:s/></text:span><text:span text:style-name="T2735">path</text:span><text:span text:style-name="T2736"><text:line-break/></text:span><text:span text:style-name="T2737">The user can add calendars from Android Calendar to Schema.</text:span><text:span text:style-name="T2738"><text:line-break/></text:span><text:span text:style-name="T2739">Exception path</text:span><text:span text:style-name="T2740"><text:line-break/></text:span><text:span text:style-name="T2741">No exception path</text:span><text:span text:style-name="T2742"><text:line-break/></text:span><text:span text:style-name="T2743">Post condition</text:span><text:span text:style-name="T2744"><text:line-break/></text:span><text:span text:style-name="T2745">The user is in import calendar window.</text:span><text:span text:style-name="T2746"><text:line-break/></text:span><text:span text:style-name="T2747">Author</text:span><text:span text:style-name="T2748"><text:line-break/></text:span><text:span text:style-name="T2749">JS</text:span><text:span text:style-name="T2750"><text:line-break/></text:span><text:span text:style-name="T2751"><text:tab/></text:span><text:span text:style-name="T2752"><text:tab/></text:span><text:span text:style-name="T2753"><text:tab/></text:span><text:span text:style-name="T2754"><text:line-break/></text:span><text:span text:style-name="T2755">9.02 Activities are shown in different colors than black</text:span><text:span text:style-name="T2756"><text:line-break/></text:span><text:span text:style-name="T2757"><text:line-break/></text:span><text:span text:style-name="T2758"><text:line-break/></text:span><text:span text:style-name="T2759">Trigger</text:span><text:span text:style-name="T2760"><text:line-break/></text:span><text:span text:style-name="T2761">The user has imported c</text:span><text:span text:style-name="T2762">alendar into Schema.</text:span><text:span text:style-name="T2763"><text:line-break/></text:span><text:span text:style-name="T2764">Precondition</text:span><text:span text:style-name="T2765"><text:line-break/></text:span><text:span text:style-name="T2766">The user is in Schema.</text:span><text:span text:style-name="T2767"><text:line-break/></text:span><text:span text:style-name="T2768">Basic path</text:span><text:span text:style-name="T2769"><text:line-break/></text:span><text:span text:style-name="T2770">The calendar elements are visible in the Schema with other color than sleep element and activity el</text:span><text:span text:style-name="T2771">e</text:span><text:span text:style-name="T2772">ment.</text:span><text:span text:style-name="T2773"><text:line-break/></text:span><text:span text:style-name="T2774">Exception path</text:span><text:span text:style-name="T2775"><text:line-break/></text:span><text:span text:style-name="T2776">There are no elements in the imported calendar</text:span><text:span text:style-name="T2777"><text:line-break/></text:span><text:span text:style-name="T2778">Post condition</text:span><text:span text:style-name="T2779"><text:line-break/></text:span><text:span text:style-name="T2780">The<text:s/></text:span><text:span text:style-name="T2781">user is in Schema.</text:span><text:span text:style-name="T2782"><text:line-break/></text:span><text:span text:style-name="T2783">Author</text:span><text:span text:style-name="T2784"><text:line-break/></text:span><text:span text:style-name="T2785">JS</text:span><text:span text:style-name="T2786"><text:line-break/></text:span><text:span text:style-name="T2787"><text:tab/></text:span><text:span text:style-name="T2788"><text:tab/></text:span><text:span text:style-name="T2789"><text:line-break/></text:span><text:span text:style-name="T2790">9.03 When a conflict arises, there is a warning notification window</text:span><text:span text:style-name="T2791"><text:line-break/></text:span><text:span text:style-name="T2792"><text:line-break/></text:span><text:span text:style-name="T2793"><text:line-break/></text:span><text:span text:style-name="T2794">Trigger</text:span><text:span text:style-name="T2795"><text:line-break/></text:span><text:span text:style-name="T2796">The imported calendars element conflicts with sleep element</text:span><text:span text:style-name="T2797"><text:line-break/></text:span><text:span text:style-name="T2798">Precondition</text:span><text:span text:style-name="T2799"><text:line-break/></text:span><text:span text:style-name="T2800">The user is in Schema</text:span><text:span text:style-name="T2801"><text:line-break/></text:span><text:span text:style-name="T2802">Basic path</text:span><text:span text:style-name="T2803"><text:line-break/></text:span><text:span text:style-name="T2804">There is a warning message if a conflict</text:span><text:span text:style-name="T2805"><text:s/>arises</text:span><text:span text:style-name="T2806"><text:line-break/></text:span><text:span text:style-name="T2807">Exception path</text:span><text:span text:style-name="T2808"><text:line-break/></text:span><text:span text:style-name="T2809">There are no conflicts</text:span><text:span text:style-name="T2810"><text:line-break/></text:span><text:span text:style-name="T2811">Post condition</text:span><text:span text:style-name="T2812"><text:line-break/></text:span><text:span text:style-name="T2813">The user is in Schema</text:span><text:span text:style-name="T2814"><text:line-break/></text:span><text:soft-page-break/><text:span text:style-name="T2815">Author</text:span><text:span text:style-name="T2816"><text:line-break/></text:span><text:span text:style-name="T2817">JS</text:span><text:span text:style-name="T2818"><text:s/></text:span><text:span text:style-name="T2819"><text:line-break/></text:span><text:span text:style-name="T2820"><text:tab/></text:span><text:span text:style-name="T2821"><text:tab/></text:span><text:span text:style-name="T2822"><text:line-break/></text:span><text:span text:style-name="T2823">9.04 When a conflict arises, there is a warning notification sound</text:span><text:span text:style-name="T2824"><text:line-break/></text:span><text:span text:style-name="T2825"><text:line-break/></text:span><text:span text:style-name="T2826"><text:line-break/></text:span><text:span text:style-name="T2827">Trigger</text:span><text:span text:style-name="T2828"><text:line-break/></text:span><text:span text:style-name="T2829">The imported calendars element conflicts with sleep element</text:span><text:span text:style-name="T2830"><text:line-break/></text:span><text:span text:style-name="T2831">Precondition</text:span><text:span text:style-name="T2832"><text:line-break/></text:span><text:span text:style-name="T2833">The user<text:s/></text:span><text:span text:style-name="T2834">is in Schema</text:span><text:span text:style-name="T2835"><text:line-break/></text:span><text:span text:style-name="T2836">Basic path</text:span><text:span text:style-name="T2837"><text:line-break/></text:span><text:span text:style-name="T2838">There is a warning sound if a conflict arises</text:span><text:span text:style-name="T2839"><text:line-break/></text:span><text:span text:style-name="T2840">Exception path</text:span><text:span text:style-name="T2841"><text:line-break/></text:span><text:span text:style-name="T2842">There are no conflicts</text:span><text:span text:style-name="T2843"><text:line-break/></text:span><text:span text:style-name="T2844">Post condition</text:span><text:span text:style-name="T2845"><text:line-break/></text:span><text:span text:style-name="T2846">The user is in Schema</text:span><text:span text:style-name="T2847"><text:line-break/></text:span><text:span text:style-name="T2848">Author</text:span><text:span text:style-name="T2849"><text:line-break/></text:span><text:span text:style-name="T2850">JS</text:span><text:span text:style-name="T2851"><text:s/></text:span><text:span text:style-name="T2852"><text:line-break/></text:span><text:span text:style-name="T2853"><text:line-break/></text:span><text:span text:style-name="T2854">9.05 When notification has been accepted, solutions will be presented</text:span><text:span text:style-name="T2855"><text:line-break/></text:span><text:span text:style-name="T2856"><text:line-break/></text:span><text:span text:style-name="T2857">Trigger</text:span><text:span text:style-name="T2858"><text:line-break/></text:span><text:span text:style-name="T2859">The warning window<text:s/></text:span><text:span text:style-name="T2860">is accepted</text:span><text:span text:style-name="T2861"><text:line-break/></text:span><text:span text:style-name="T2862">Precondition</text:span><text:span text:style-name="T2863"><text:line-break/></text:span><text:span text:style-name="T2864">The user is in Schema</text:span><text:span text:style-name="T2865"><text:line-break/></text:span><text:span text:style-name="T2866">Basic path</text:span><text:span text:style-name="T2867"><text:line-break/></text:span><text:span text:style-name="T2868">There is a list of possible solutions to the conflict</text:span><text:span text:style-name="T2869"><text:line-break/></text:span><text:span text:style-name="T2870">Exception path</text:span><text:span text:style-name="T2871"><text:line-break/></text:span><text:span text:style-name="T2872">There are no conflicts</text:span><text:span text:style-name="T2873"><text:line-break/></text:span><text:span text:style-name="T2874">Post condition</text:span><text:span text:style-name="T2875"><text:line-break/></text:span><text:span text:style-name="T2876">The user is in Schema</text:span><text:span text:style-name="T2877"><text:line-break/></text:span><text:span text:style-name="T2878">Author</text:span><text:span text:style-name="T2879"><text:line-break/></text:span><text:span text:style-name="T2880">JS</text:span><text:span text:style-name="T2881"><text:s/></text:span><text:span text:style-name="T2882"><text:line-break/></text:span><text:span text:style-name="T2883"><text:line-break/></text:span><text:span text:style-name="T2884">9.06 A soultion can be that an element is moved in the sc</text:span><text:span text:style-name="T2885">hema  </text:span><text:span text:style-name="T2886"><text:line-break/></text:span><text:span text:style-name="T2887"><text:line-break/></text:span><text:span text:style-name="T2888">Trigger</text:span><text:span text:style-name="T2889"><text:line-break/></text:span><text:span text:style-name="T2890">The list of solutions is shown</text:span><text:span text:style-name="T2891"><text:line-break/></text:span><text:span text:style-name="T2892">Precondition</text:span><text:span text:style-name="T2893"><text:line-break/></text:span><text:span text:style-name="T2894">The user is in Schema</text:span><text:span text:style-name="T2895"><text:line-break/></text:span><text:span text:style-name="T2896">Basic path</text:span><text:span text:style-name="T2897"><text:line-break/></text:span><text:span text:style-name="T2898">One solution is that an element in the schema can be moved</text:span><text:span text:style-name="T2899"><text:line-break/></text:span><text:span text:style-name="T2900">Exception path</text:span><text:span text:style-name="T2901"><text:line-break/></text:span><text:span text:style-name="T2902">No exception path</text:span><text:span text:style-name="T2903"><text:line-break/></text:span><text:span text:style-name="T2904">Post condition</text:span><text:span text:style-name="T2905"><text:line-break/></text:span><text:span text:style-name="T2906">The user is in Schema</text:span><text:span text:style-name="T2907"><text:line-break/></text:span><text:span text:style-name="T2908">Author</text:span><text:span text:style-name="T2909"><text:line-break/></text:span><text:span text:style-name="T2910">JS</text:span><text:span text:style-name="T2911"><text:s/></text:span><text:span text:style-name="T2912"><text:line-break/></text:span><text:span text:style-name="T2913"><text:tab/></text:span><text:span text:style-name="T2914"><text:line-break/></text:span><text:span text:style-name="T2915"><text:line-break/></text:span><text:span text:style-name="T2916">9.07 A soultion can<text:s/></text:span><text:span text:style-name="T2917">be that an element is deleted in the schema</text:span><text:span text:style-name="T2918"><text:line-break/></text:span><text:span text:style-name="T2919"><text:line-break/></text:span><text:soft-page-break/><text:span text:style-name="T2920"><text:line-break/></text:span><text:span text:style-name="T2921">Trigger</text:span><text:span text:style-name="T2922"><text:line-break/></text:span><text:span text:style-name="T2923">The list of solutions is shown</text:span><text:span text:style-name="T2924"><text:line-break/></text:span><text:span text:style-name="T2925">Precondition</text:span><text:span text:style-name="T2926"><text:line-break/></text:span><text:span text:style-name="T2927">The user is in Schema</text:span><text:span text:style-name="T2928"><text:line-break/></text:span><text:span text:style-name="T2929">Basic path</text:span><text:span text:style-name="T2930"><text:line-break/></text:span><text:span text:style-name="T2931">One solution is that an element in the schema can be deleted</text:span><text:span text:style-name="T2932"><text:line-break/></text:span><text:span text:style-name="T2933">Exception path</text:span><text:span text:style-name="T2934"><text:line-break/></text:span><text:span text:style-name="T2935">No exception path</text:span><text:span text:style-name="T2936"><text:line-break/></text:span><text:span text:style-name="T2937">Post condition</text:span><text:span text:style-name="T2938"><text:line-break/></text:span><text:span text:style-name="T2939">The user is in<text:s/></text:span><text:span text:style-name="T2940">Schema</text:span><text:span text:style-name="T2941"><text:line-break/></text:span><text:span text:style-name="T2942">Author</text:span><text:span text:style-name="T2943"><text:line-break/></text:span><text:span text:style-name="T2944">JS</text:span><text:span text:style-name="T2945"><text:s/></text:span><text:span text:style-name="T2946"><text:tab/></text:span><text:span text:style-name="T2947"><text:tab/></text:span><text:span text:style-name="T2948"><text:line-break/></text:span><text:span text:style-name="T2949"><text:line-break/></text:span><text:span text:style-name="T2950">9.08 A soultion can be that a group of elements are moved in the schema</text:span><text:span text:style-name="T2951"><text:line-break/></text:span><text:span text:style-name="T2952"><text:line-break/></text:span><text:span text:style-name="T2953">Trigger</text:span><text:span text:style-name="T2954"><text:line-break/></text:span><text:span text:style-name="T2955">The list of solutions is shown</text:span><text:span text:style-name="T2956"><text:line-break/></text:span><text:span text:style-name="T2957">Precondition</text:span><text:span text:style-name="T2958"><text:line-break/></text:span><text:span text:style-name="T2959">The user is in Schema</text:span><text:span text:style-name="T2960"><text:line-break/></text:span><text:span text:style-name="T2961">Basic path</text:span><text:span text:style-name="T2962"><text:line-break/></text:span><text:span text:style-name="T2963">One solution is that a group of sleep elements in the schema can be moved</text:span><text:span text:style-name="T2964"><text:line-break/></text:span><text:span text:style-name="T2965">Exc</text:span><text:span text:style-name="T2966">eption path</text:span><text:span text:style-name="T2967"><text:line-break/></text:span><text:span text:style-name="T2968">No exception path</text:span><text:span text:style-name="T2969"><text:line-break/></text:span><text:span text:style-name="T2970">Post condition</text:span><text:span text:style-name="T2971"><text:line-break/></text:span><text:span text:style-name="T2972">The user is in Schema</text:span><text:span text:style-name="T2973"><text:line-break/></text:span><text:span text:style-name="T2974">Author</text:span><text:span text:style-name="T2975"><text:line-break/></text:span><text:span text:style-name="T2976">JS</text:span><text:span text:style-name="T2977"><text:line-break/></text:span><text:span text:style-name="T2978"><text:line-break/></text:span><text:span text:style-name="T2979">9.09 A warning notification is shown when a sleep element is moved</text:span><text:span text:style-name="T2980"><text:line-break/></text:span><text:span text:style-name="T2981"><text:line-break/></text:span><text:span text:style-name="T2982">Trigger</text:span><text:span text:style-name="T2983"><text:line-break/></text:span><text:span text:style-name="T2984">The user has chosen to move one sleep element, and not the whole group</text:span><text:span text:style-name="T2985"><text:line-break/></text:span><text:span text:style-name="T2986">Precondition</text:span><text:span text:style-name="T2987"><text:line-break/></text:span><text:span text:style-name="T2988">The user is in Sch</text:span><text:span text:style-name="T2989">ema</text:span><text:span text:style-name="T2990"><text:line-break/></text:span><text:span text:style-name="T2991">Basic path</text:span><text:span text:style-name="T2992"><text:line-break/></text:span><text:span text:style-name="T2993">There is a warning window explaining the dangers of only moving one sleep element.</text:span><text:span text:style-name="T2994"><text:line-break/></text:span><text:span text:style-name="T2995">Exception path</text:span><text:span text:style-name="T2996"><text:line-break/></text:span><text:span text:style-name="T2997">No exception path</text:span><text:span text:style-name="T2998"><text:line-break/></text:span><text:span text:style-name="T2999">Post condition</text:span><text:span text:style-name="T3000"><text:line-break/></text:span><text:span text:style-name="T3001">The user is in Schema</text:span><text:span text:style-name="T3002"><text:line-break/></text:span><text:span text:style-name="T3003">Author</text:span><text:span text:style-name="T3004"><text:line-break/></text:span><text:span text:style-name="T3005">JS</text:span><text:span text:style-name="T3006"><text:s/></text:span><text:span text:style-name="T3007"><text:line-break/></text:span><text:span text:style-name="T3008"><text:line-break/></text:span><text:span text:style-name="T3009">9.10 A moved or deleted object can be un-done</text:span><text:span text:style-name="T3010"><text:line-break/></text:span><text:span text:style-name="T3011"><text:line-break/></text:span><text:span text:style-name="T3012">Trigger</text:span><text:span text:style-name="T3013"><text:line-break/></text:span><text:span text:style-name="T3014">The user has chosen t</text:span><text:span text:style-name="T3015">o move or delete an element</text:span><text:span text:style-name="T3016"><text:line-break/></text:span><text:span text:style-name="T3017">Precondition</text:span><text:span text:style-name="T3018"><text:line-break/></text:span><text:span text:style-name="T3019">The user is in Schema</text:span><text:span text:style-name="T3020"><text:line-break/></text:span><text:span text:style-name="T3021">Basic path</text:span><text:span text:style-name="T3022"><text:line-break/></text:span><text:span text:style-name="T3023">There is a button for the user to undo the changes.</text:span><text:span text:style-name="T3024"><text:line-break/></text:span><text:span text:style-name="T3025">Exception path</text:span><text:span text:style-name="T3026"><text:line-break/></text:span><text:soft-page-break/><text:span text:style-name="T3027">No exception path</text:span><text:span text:style-name="T3028"><text:line-break/></text:span><text:span text:style-name="T3029">Post condition</text:span><text:span text:style-name="T3030"><text:line-break/></text:span><text:span text:style-name="T3031">The user is in Schema</text:span><text:span text:style-name="T3032"><text:line-break/></text:span><text:span text:style-name="T3033">Author</text:span><text:span text:style-name="T3034"><text:line-break/></text:span><text:span text:style-name="T3035">JS</text:span><text:span text:style-name="T3036"><text:s/></text:span></text:p>
      <text:p text:style-name="P3037"><text:span text:style-name="T3038"><text:line-break/></text:span></text:p>
      <text:p text:style-name="P3039"><text:span text:style-name="T3040">10.01 There is a button in the menu for sleep<text:s/></text:span><text:span text:style-name="T3041">information</text:span></text:p>
      <text:p text:style-name="P3042"><text:span text:style-name="T3043">Trigger</text:span><text:span text:style-name="T3044"><text:line-break/></text:span><text:span text:style-name="T3045">The user chooses to go to Sleep Information.</text:span><text:span text:style-name="T3046"><text:line-break/></text:span><text:span text:style-name="T3047">Precondition</text:span><text:span text:style-name="T3048"><text:line-break/></text:span><text:span text:style-name="T3049">The user is in main menu.</text:span><text:span text:style-name="T3050"><text:line-break/></text:span><text:span text:style-name="T3051">Basic path</text:span><text:span text:style-name="T3052"><text:line-break/></text:span><text:span text:style-name="T3053">The sleep information is in the state where the user left it.</text:span><text:span text:style-name="T3054"><text:line-break/></text:span><text:span text:style-name="T3055">Exception path</text:span><text:span text:style-name="T3056"><text:line-break/></text:span><text:span text:style-name="T3057">The user has never used the application. There is no open inform</text:span><text:span text:style-name="T3058">ation window.</text:span><text:span text:style-name="T3059"><text:line-break/></text:span><text:span text:style-name="T3060">Post condition</text:span><text:span text:style-name="T3061"><text:line-break/></text:span><text:span text:style-name="T3062">The sleep information is where the user left it.</text:span><text:span text:style-name="T3063"><text:line-break/></text:span><text:span text:style-name="T3064">Author</text:span><text:span text:style-name="T3065"><text:line-break/></text:span><text:span text:style-name="T3066">JS</text:span><text:span text:style-name="T3067"><text:line-break/></text:span></text:p>
      <text:p text:style-name="P3068"><text:span text:style-name="T3069">10.02 There is a button in the menu for sleep schema</text:span></text:p>
      <text:p text:style-name="P3070"><text:span text:style-name="T3071">Trigger</text:span><text:span text:style-name="T3072"><text:line-break/></text:span><text:span text:style-name="T3073">The user chooses to go to schema.</text:span><text:span text:style-name="T3074"><text:line-break/></text:span><text:span text:style-name="T3075">Precondition</text:span><text:span text:style-name="T3076"><text:line-break/></text:span><text:span text:style-name="T3077">The user is in main menu.</text:span><text:span text:style-name="T3078"><text:line-break/></text:span><text:span text:style-name="T3079">Basic path</text:span><text:span text:style-name="T3080"><text:line-break/></text:span><text:span text:style-name="T3081">The schema is in the s</text:span><text:span text:style-name="T3082">tate where the user left it.</text:span><text:span text:style-name="T3083"><text:line-break/></text:span><text:span text:style-name="T3084">Exception path</text:span><text:span text:style-name="T3085"><text:line-break/></text:span><text:span text:style-name="T3086">The user has never used the application. There is no schema.</text:span><text:span text:style-name="T3087"><text:line-break/></text:span><text:span text:style-name="T3088">Post condition</text:span><text:span text:style-name="T3089"><text:line-break/></text:span><text:span text:style-name="T3090">The schema is where the user left it.</text:span><text:span text:style-name="T3091"><text:line-break/></text:span><text:span text:style-name="T3092">Author</text:span><text:span text:style-name="T3093"><text:line-break/></text:span><text:span text:style-name="T3094">JS</text:span><text:span text:style-name="T3095"><text:line-break/></text:span></text:p>
      <text:p text:style-name="P3096"><text:span text:style-name="T3097">10.03 There is a button in the menu for alarms</text:span></text:p>
      <text:p text:style-name="P3098"><text:span text:style-name="T3099">Trigger</text:span><text:span text:style-name="T3100"><text:line-break/></text:span><text:span text:style-name="T3101">The user chooses to go to<text:s/></text:span><text:span text:style-name="T3102">alarms.</text:span><text:span text:style-name="T3103"><text:line-break/></text:span><text:span text:style-name="T3104">Precondition</text:span><text:span text:style-name="T3105"><text:line-break/></text:span><text:span text:style-name="T3106">The user is in main menu.</text:span><text:span text:style-name="T3107"><text:line-break/></text:span><text:span text:style-name="T3108">Basic path</text:span><text:span text:style-name="T3109"><text:line-break/></text:span><text:span text:style-name="T3110">The alarms window is in the state where the user left it.</text:span><text:span text:style-name="T3111"><text:line-break/></text:span><text:span text:style-name="T3112">Exception path</text:span><text:span text:style-name="T3113"><text:line-break/></text:span><text:span text:style-name="T3114">The user has never used the application. There are no alarms set.</text:span><text:span text:style-name="T3115"><text:line-break/></text:span><text:span text:style-name="T3116">Post condition</text:span><text:span text:style-name="T3117"><text:line-break/></text:span><text:span text:style-name="T3118">The alarms window is where the user left it.</text:span><text:span text:style-name="T3119"><text:line-break/></text:span><text:span text:style-name="T3120">Author</text:span><text:span text:style-name="T3121"><text:line-break/></text:span><text:span text:style-name="T3122">JS</text:span><text:span text:style-name="T3123"><text:line-break/></text:span></text:p>
      <text:p text:style-name="P3124"><text:span text:style-name="T3125">10.04 There is a button in the menu for settings</text:span></text:p>
      <text:p text:style-name="P3126"><text:span text:style-name="T3127">Trigger</text:span><text:span text:style-name="T3128"><text:line-break/></text:span><text:span text:style-name="T3129">The user chooses to go to settings.</text:span><text:span text:style-name="T3130"><text:line-break/></text:span><text:span text:style-name="T3131">Precondition</text:span><text:span text:style-name="T3132"><text:line-break/></text:span><text:span text:style-name="T3133">The user is in main menu.</text:span><text:span text:style-name="T3134"><text:line-break/></text:span><text:span text:style-name="T3135">Basic path</text:span><text:span text:style-name="T3136"><text:line-break/></text:span><text:span text:style-name="T3137">The user is taken to settings</text:span><text:span text:style-name="T3138"><text:line-break/></text:span><text:soft-page-break/><text:span text:style-name="T3139">Exception path</text:span><text:span text:style-name="T3140"><text:line-break/></text:span><text:span text:style-name="T3141">The user has never used the application. There settings<text:s/></text:span><text:span text:style-name="T3142">are set to default.</text:span><text:span text:style-name="T3143"><text:line-break/></text:span><text:span text:style-name="T3144">Post condition</text:span><text:span text:style-name="T3145"><text:line-break/></text:span><text:span text:style-name="T3146">The user is in Settings</text:span><text:span text:style-name="T3147"><text:line-break/></text:span><text:span text:style-name="T3148">Author</text:span><text:span text:style-name="T3149"><text:line-break/></text:span><text:span text:style-name="T3150">JS</text:span><text:span text:style-name="T3151"><text:line-break/></text:span><text:span text:style-name="T3152"><text:line-break/></text:span><text:span text:style-name="T3153"><text:line-break/></text:span></text:p>
      <text:p text:style-name="P3154"><text:span text:style-name="T3155">11.01Exit Application</text:span></text:p>
      <text:p text:style-name="P3156"><text:span text:style-name="T3157">Trigger</text:span><text:span text:style-name="T3158"><text:line-break/></text:span><text:span text:style-name="T3159">The user chooses to exit application.</text:span><text:span text:style-name="T3160"><text:line-break/></text:span><text:span text:style-name="T3161">Precondition</text:span><text:span text:style-name="T3162"><text:line-break/></text:span><text:span text:style-name="T3163">The user is in main menu or schema.</text:span><text:span text:style-name="T3164"><text:line-break/></text:span><text:span text:style-name="T3165">Basic path</text:span><text:span text:style-name="T3166"><text:line-break/></text:span><text:span text:style-name="T3167">The application saves schema state and then quit the<text:s/></text:span><text:span text:style-name="T3168">application.</text:span><text:span text:style-name="T3169"><text:line-break/></text:span><text:span text:style-name="T3170">Exception path</text:span><text:span text:style-name="T3171"><text:line-break/></text:span><text:span text:style-name="T3172">The application crashes and the schema state is not saved.</text:span><text:span text:style-name="T3173"><text:line-break/></text:span><text:span text:style-name="T3174">Post condition</text:span><text:span text:style-name="T3175"><text:line-break/></text:span><text:span text:style-name="T3176">The application is no longer running.</text:span><text:span text:style-name="T3177"><text:line-break/></text:span><text:span text:style-name="T3178">Author</text:span><text:span text:style-name="T3179"><text:line-break/></text:span><text:span text:style-name="T3180">JS</text:span><text:span text:style-name="T3181"><text:line-break/></text:span><text:span text:style-name="T3182"><text:line-break/></text:span></text:p>
      <text:p text:style-name="P3183"><text:span text:style-name="T3184">12.01 There should always be a cancel button on all dialog windows</text:span></text:p>
      <text:p text:style-name="Normal"><text:span text:style-name="T3185">Trigger</text:span><text:span text:style-name="T3186"><text:line-break/></text:span><text:span text:style-name="T3187">An dialog/notification window</text:span><text:span text:style-name="T3188"><text:s/>is open</text:span><text:span text:style-name="T3189"><text:line-break/></text:span><text:span text:style-name="T3190">Precondition</text:span><text:span text:style-name="T3191"><text:line-break/></text:span><text:span text:style-name="T3192">The user is watching a dialog/notification window.</text:span><text:span text:style-name="T3193"><text:line-break/></text:span><text:span text:style-name="T3194">Basic path</text:span><text:span text:style-name="T3195"><text:line-break/></text:span><text:span text:style-name="T3196">There is always a cancel button</text:span><text:span text:style-name="T3197"><text:line-break/></text:span><text:span text:style-name="T3198">Exception path</text:span><text:span text:style-name="T3199"><text:line-break/></text:span><text:span text:style-name="T3200">No exception path</text:span><text:span text:style-name="T3201"><text:line-break/></text:span><text:span text:style-name="T3202">Post condition</text:span><text:span text:style-name="T3203"><text:line-break/></text:span><text:span text:style-name="T3204">The window is no longer opened and the action is rolled back.</text:span><text:span text:style-name="T3205"><text:line-break/></text:span><text:span text:style-name="T3206">Author</text:span><text:span text:style-name="T3207"><text:line-break/></text:span><text:span text:style-name="T3208">JS</text:span><text:span text:style-name="T3209"><text:line-break/></text:span><text:span text:style-name="T3210"><text:line-break/></text:span><text:span text:style-name="T321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 Schygge</meta:initial-creator>
    <dc:creator>Johannes</dc:creator>
    <meta:creation-date>2012-04-03T12:37:00Z</meta:creation-date>
    <dc:date>2012-05-16T09:23:00Z</dc:date>
    <meta:template xlink:href="Normal" xlink:type="simple"/>
    <meta:editing-cycles>9</meta:editing-cycles>
    <meta:editing-duration>PT3840S</meta:editing-duration>
    <meta:document-statistic meta:page-count="27" meta:paragraph-count="65" meta:word-count="5183" meta:character-count="32594" meta:row-count="228" meta:non-whitespace-character-count="27476"/>
  </office:meta>
</office:document-meta>
</file>